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187cm" style:rel-column-width="4576*"/>
    </style:style>
    <style:style style:name="Table2.B" style:family="table-column">
      <style:table-column-properties style:column-width="2.104cm" style:rel-column-width="8111*"/>
    </style:style>
    <style:style style:name="Table2.C" style:family="table-column">
      <style:table-column-properties style:column-width="2.203cm" style:rel-column-width="8492*"/>
    </style:style>
    <style:style style:name="Table2.D" style:family="table-column">
      <style:table-column-properties style:column-width="2.81cm" style:rel-column-width="10831*"/>
    </style:style>
    <style:style style:name="Table2.E" style:family="table-column">
      <style:table-column-properties style:column-width="3.205cm" style:rel-column-width="12354*"/>
    </style:style>
    <style:style style:name="Table2.F" style:family="table-column">
      <style:table-column-properties style:column-width="2.702cm" style:rel-column-width="10417*"/>
    </style:style>
    <style:style style:name="Table2.G" style:family="table-column">
      <style:table-column-properties style:column-width="2.79cm" style:rel-column-width="10754*"/>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3" style:family="table">
      <style:table-properties style:width="9.305cm" table:align="left"/>
    </style:style>
    <style:style style:name="Table3.A" style:family="table-column">
      <style:table-column-properties style:column-width="1.187cm"/>
    </style:style>
    <style:style style:name="Table3.B" style:family="table-column">
      <style:table-column-properties style:column-width="2.104cm"/>
    </style:style>
    <style:style style:name="Table3.C" style:family="table-column">
      <style:table-column-properties style:column-width="2.706cm"/>
    </style:style>
    <style:style style:name="Table3.D" style:family="table-column">
      <style:table-column-properties style:column-width="3.307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style:vertical-align="middle"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302cm" style:rel-column-width="5018*"/>
    </style:style>
    <style:style style:name="Table4.B" style:family="table-column">
      <style:table-column-properties style:column-width="2.205cm" style:rel-column-width="8499*"/>
    </style:style>
    <style:style style:name="Table4.C" style:family="table-column">
      <style:table-column-properties style:column-width="3.087cm" style:rel-column-width="11899*"/>
    </style:style>
    <style:style style:name="Table4.D" style:family="table-column">
      <style:table-column-properties style:column-width="2.999cm" style:rel-column-width="11559*"/>
    </style:style>
    <style:style style:name="Table4.E" style:family="table-column">
      <style:table-column-properties style:column-width="3.411cm" style:rel-column-width="13150*"/>
    </style:style>
    <style:style style:name="Table4.F" style:family="table-column">
      <style:table-column-properties style:column-width="3.997cm" style:rel-column-width="15410*"/>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01b98c0" officeooo:paragraph-rsid="001b98c0"/>
    </style:style>
    <style:style style:name="P2" style:family="paragraph" style:parent-style-name="Text_20_body">
      <style:text-properties fo:language="en" fo:country="US" officeooo:rsid="005e4fda" officeooo:paragraph-rsid="005e4fda"/>
    </style:style>
    <style:style style:name="P3" style:family="paragraph" style:parent-style-name="Text_20_body">
      <style:text-properties fo:language="en" fo:country="US" officeooo:rsid="00b62f2b" officeooo:paragraph-rsid="00b62f2b"/>
    </style:style>
    <style:style style:name="P4" style:family="paragraph" style:parent-style-name="Text_20_body">
      <style:text-properties fo:language="en" fo:country="US" officeooo:rsid="0063fe26" officeooo:paragraph-rsid="0063fe26"/>
    </style:style>
    <style:style style:name="P5" style:family="paragraph" style:parent-style-name="Text_20_body">
      <style:text-properties fo:language="en" fo:country="US" officeooo:rsid="00ca06e5" officeooo:paragraph-rsid="00ca06e5"/>
    </style:style>
    <style:style style:name="P6" style:family="paragraph" style:parent-style-name="Text_20_body">
      <style:text-properties officeooo:rsid="004f86c3" officeooo:paragraph-rsid="005075a6"/>
    </style:style>
    <style:style style:name="P7" style:family="paragraph" style:parent-style-name="Text_20_body">
      <style:text-properties officeooo:rsid="004f86c3" officeooo:paragraph-rsid="012382f7"/>
    </style:style>
    <style:style style:name="P8" style:family="paragraph" style:parent-style-name="Text_20_body">
      <style:text-properties officeooo:rsid="005075a6" officeooo:paragraph-rsid="005075a6"/>
    </style:style>
    <style:style style:name="P9" style:family="paragraph" style:parent-style-name="Text_20_body">
      <style:text-properties officeooo:rsid="005bdc00" officeooo:paragraph-rsid="005bdc00"/>
    </style:style>
    <style:style style:name="P10" style:family="paragraph" style:parent-style-name="Text_20_body">
      <style:paragraph-properties>
        <style:tab-stops/>
      </style:paragraph-properties>
      <style:text-properties officeooo:rsid="0063dd7b" officeooo:paragraph-rsid="0063dd7b"/>
    </style:style>
    <style:style style:name="P11" style:family="paragraph" style:parent-style-name="Text_20_body">
      <style:text-properties officeooo:rsid="006c11cf" officeooo:paragraph-rsid="006c11cf"/>
    </style:style>
    <style:style style:name="P12" style:family="paragraph" style:parent-style-name="Text_20_body">
      <style:text-properties officeooo:rsid="006f9459" officeooo:paragraph-rsid="006f9459"/>
    </style:style>
    <style:style style:name="P13" style:family="paragraph" style:parent-style-name="Text_20_body">
      <loext:graphic-properties draw:fill="none"/>
      <style:paragraph-properties fo:background-color="transparent"/>
      <style:text-properties officeooo:paragraph-rsid="0081e830"/>
    </style:style>
    <style:style style:name="P14" style:family="paragraph" style:parent-style-name="Text_20_body">
      <loext:graphic-properties draw:fill="none"/>
      <style:paragraph-properties fo:background-color="transparent"/>
      <style:text-properties officeooo:paragraph-rsid="00a01878"/>
    </style:style>
    <style:style style:name="P15" style:family="paragraph" style:parent-style-name="Text_20_body">
      <style:text-properties officeooo:rsid="00b78adb" officeooo:paragraph-rsid="00b78adb"/>
    </style:style>
    <style:style style:name="P16" style:family="paragraph" style:parent-style-name="Text_20_body">
      <style:text-properties officeooo:rsid="00b78adb" officeooo:paragraph-rsid="00fe716f"/>
    </style:style>
    <style:style style:name="P17" style:family="paragraph" style:parent-style-name="Text_20_body">
      <style:text-properties officeooo:rsid="00739b62" officeooo:paragraph-rsid="00bc9a5a"/>
    </style:style>
    <style:style style:name="P18" style:family="paragraph" style:parent-style-name="Text_20_body">
      <style:text-properties officeooo:rsid="00bc9a5a" officeooo:paragraph-rsid="00bc9a5a"/>
    </style:style>
    <style:style style:name="P19" style:family="paragraph" style:parent-style-name="Text_20_body">
      <style:text-properties officeooo:rsid="007a7ad0" officeooo:paragraph-rsid="00a01878"/>
    </style:style>
    <style:style style:name="P20" style:family="paragraph" style:parent-style-name="Text_20_body">
      <style:text-properties officeooo:rsid="00bd79c5" officeooo:paragraph-rsid="00bd79c5"/>
    </style:style>
    <style:style style:name="P21" style:family="paragraph" style:parent-style-name="Text_20_body">
      <style:text-properties officeooo:rsid="00b9a012" officeooo:paragraph-rsid="00b9964b"/>
    </style:style>
    <style:style style:name="P22" style:family="paragraph" style:parent-style-name="Text_20_body">
      <style:text-properties officeooo:rsid="00b8becf" officeooo:paragraph-rsid="00b9964b"/>
    </style:style>
    <style:style style:name="P23" style:family="paragraph" style:parent-style-name="Text_20_body">
      <style:text-properties fo:font-size="10pt" officeooo:paragraph-rsid="00b78adb" style:font-size-asian="10pt" style:font-size-complex="10pt"/>
    </style:style>
    <style:style style:name="P24" style:family="paragraph" style:parent-style-name="Text_20_body">
      <style:text-properties fo:font-size="10pt" officeooo:paragraph-rsid="00e60f3f" style:font-size-asian="10pt" style:font-size-complex="10pt"/>
    </style:style>
    <style:style style:name="P25" style:family="paragraph" style:parent-style-name="Text_20_body">
      <style:text-properties fo:font-size="10pt" officeooo:paragraph-rsid="00f97cec" style:font-size-asian="10pt" style:font-size-complex="10pt"/>
    </style:style>
    <style:style style:name="P26" style:family="paragraph" style:parent-style-name="Text_20_body">
      <style:text-properties officeooo:rsid="00d4ecf4" officeooo:paragraph-rsid="00dbe1d2"/>
    </style:style>
    <style:style style:name="P27" style:family="paragraph" style:parent-style-name="Text_20_body">
      <style:text-properties officeooo:rsid="00a4d53b" officeooo:paragraph-rsid="00dbe1d2"/>
    </style:style>
    <style:style style:name="P28" style:family="paragraph" style:parent-style-name="Text_20_body">
      <style:text-properties officeooo:rsid="00dda6d6" officeooo:paragraph-rsid="00dda6d6"/>
    </style:style>
    <style:style style:name="P29" style:family="paragraph" style:parent-style-name="Text_20_body">
      <style:text-properties officeooo:rsid="00e96ece" officeooo:paragraph-rsid="00f97cec"/>
    </style:style>
    <style:style style:name="P30" style:family="paragraph" style:parent-style-name="Text_20_body">
      <style:text-properties officeooo:rsid="00f9dc54" officeooo:paragraph-rsid="00fe716f"/>
    </style:style>
    <style:style style:name="P31" style:family="paragraph" style:parent-style-name="Text_20_body">
      <style:text-properties officeooo:rsid="00f9dc54" officeooo:paragraph-rsid="0106a653"/>
    </style:style>
    <style:style style:name="P32" style:family="paragraph" style:parent-style-name="Text_20_body">
      <style:text-properties officeooo:rsid="0092eb66" officeooo:paragraph-rsid="011aef48"/>
    </style:style>
    <style:style style:name="P33" style:family="paragraph" style:parent-style-name="Text_20_body">
      <style:text-properties officeooo:rsid="01223b7f" officeooo:paragraph-rsid="012382f7"/>
    </style:style>
    <style:style style:name="P34" style:family="paragraph" style:parent-style-name="Text_20_body">
      <style:text-properties officeooo:rsid="0124488a" officeooo:paragraph-rsid="0124488a"/>
    </style:style>
    <style:style style:name="P35" style:family="paragraph" style:parent-style-name="Text_20_body">
      <style:text-properties officeooo:rsid="012464cb" officeooo:paragraph-rsid="012464cb"/>
    </style:style>
    <style:style style:name="P36" style:family="paragraph" style:parent-style-name="Text_20_body">
      <style:text-properties fo:font-style="normal" officeooo:rsid="0127398f" officeooo:paragraph-rsid="0127398f" style:font-style-asian="normal" style:font-style-complex="normal"/>
    </style:style>
    <style:style style:name="P37" style:family="paragraph" style:parent-style-name="Text_20_body">
      <style:text-properties fo:font-style="normal" officeooo:rsid="013022fb" officeooo:paragraph-rsid="013022fb" style:font-style-asian="normal" style:font-style-complex="normal"/>
    </style:style>
    <style:style style:name="P38" style:family="paragraph" style:parent-style-name="Title">
      <style:text-properties fo:language="en" fo:country="US" officeooo:paragraph-rsid="001b98c0"/>
    </style:style>
    <style:style style:name="P39" style:family="paragraph" style:parent-style-name="Table_20_Contents">
      <style:paragraph-properties fo:text-align="center" style:justify-single-word="false"/>
      <style:text-properties style:use-window-font-color="true" fo:font-size="9pt" fo:font-style="normal" officeooo:rsid="00cc8ee2" officeooo:paragraph-rsid="0113206b" style:font-size-asian="9pt" style:font-style-asian="normal" style:font-size-complex="9pt" style:font-style-complex="normal"/>
    </style:style>
    <style:style style:name="P40" style:family="paragraph" style:parent-style-name="Table_20_Contents">
      <style:paragraph-properties fo:text-align="center" style:justify-single-word="false"/>
      <style:text-properties style:use-window-font-color="true" fo:font-size="9pt" officeooo:rsid="0113206b" officeooo:paragraph-rsid="0113206b" style:font-size-asian="9pt" style:font-size-complex="9pt"/>
    </style:style>
    <style:style style:name="P41" style:family="paragraph" style:parent-style-name="Table_20_Contents">
      <style:paragraph-properties fo:text-align="center" style:justify-single-word="false"/>
      <style:text-properties fo:color="#ff0000" fo:font-size="9pt" officeooo:rsid="00a979ef" officeooo:paragraph-rsid="00a979ef" style:font-size-asian="9pt" style:font-size-complex="9pt"/>
    </style:style>
    <style:style style:name="P42" style:family="paragraph" style:parent-style-name="Table_20_Contents">
      <style:paragraph-properties fo:text-align="center" style:justify-single-word="false"/>
      <style:text-properties fo:color="#ff0000" fo:font-size="9pt" officeooo:rsid="00a979ef" officeooo:paragraph-rsid="00b5ffb3" style:font-size-asian="9pt" style:font-size-complex="9pt"/>
    </style:style>
    <style:style style:name="P43" style:family="paragraph" style:parent-style-name="Table_20_Contents">
      <style:paragraph-properties fo:text-align="center" style:justify-single-word="false"/>
      <style:text-properties fo:color="#ff0000" fo:font-size="9pt" officeooo:rsid="00a979ef" officeooo:paragraph-rsid="00cc8ee2" style:font-size-asian="9pt" style:font-size-complex="9pt"/>
    </style:style>
    <style:style style:name="P44" style:family="paragraph" style:parent-style-name="Table_20_Contents">
      <style:paragraph-properties fo:text-align="center" style:justify-single-word="false"/>
      <style:text-properties fo:color="#ff0000" fo:font-size="9pt" officeooo:rsid="00a979ef" officeooo:paragraph-rsid="00e60f3f" style:font-size-asian="9pt" style:font-size-complex="9pt"/>
    </style:style>
    <style:style style:name="P45" style:family="paragraph" style:parent-style-name="Table_20_Contents">
      <style:paragraph-properties fo:text-align="center" style:justify-single-word="false"/>
      <style:text-properties fo:font-size="9pt" officeooo:rsid="00a979ef" officeooo:paragraph-rsid="00a979ef" style:font-size-asian="9pt" style:font-size-complex="9pt"/>
    </style:style>
    <style:style style:name="P46" style:family="paragraph" style:parent-style-name="Table_20_Contents">
      <style:paragraph-properties fo:text-align="center" style:justify-single-word="false"/>
      <style:text-properties fo:font-size="9pt" officeooo:rsid="00a979ef" officeooo:paragraph-rsid="00e60f3f" style:font-size-asian="9pt" style:font-size-complex="9pt"/>
    </style:style>
    <style:style style:name="P47" style:family="paragraph" style:parent-style-name="Table_20_Contents">
      <style:paragraph-properties fo:text-align="center" style:justify-single-word="false"/>
      <style:text-properties fo:font-size="9pt" officeooo:rsid="00a979ef" officeooo:paragraph-rsid="00f97cec" style:font-size-asian="9pt" style:font-size-complex="9pt"/>
    </style:style>
    <style:style style:name="P48" style:family="paragraph" style:parent-style-name="Table_20_Contents">
      <style:paragraph-properties fo:text-align="center" style:justify-single-word="false"/>
      <style:text-properties fo:font-size="9pt" officeooo:rsid="00ac9e7a" officeooo:paragraph-rsid="00ac9e7a" style:font-size-asian="9pt" style:font-size-complex="9pt"/>
    </style:style>
    <style:style style:name="P49" style:family="paragraph" style:parent-style-name="Table_20_Contents">
      <style:paragraph-properties fo:text-align="center" style:justify-single-word="false"/>
      <style:text-properties fo:font-size="9pt" officeooo:rsid="00ac9e7a" officeooo:paragraph-rsid="00e60f3f" style:font-size-asian="9pt" style:font-size-complex="9pt"/>
    </style:style>
    <style:style style:name="P50" style:family="paragraph" style:parent-style-name="Table_20_Contents">
      <style:paragraph-properties fo:text-align="center" style:justify-single-word="false"/>
      <style:text-properties fo:font-size="9pt" officeooo:rsid="00ac9e7a" officeooo:paragraph-rsid="00f97cec" style:font-size-asian="9pt" style:font-size-complex="9pt"/>
    </style:style>
    <style:style style:name="P51" style:family="paragraph" style:parent-style-name="Table_20_Contents">
      <style:paragraph-properties fo:text-align="center" style:justify-single-word="false"/>
      <style:text-properties fo:font-size="9pt" officeooo:rsid="00ac9e7a" officeooo:paragraph-rsid="011182c6" style:font-size-asian="9pt" style:font-size-complex="9pt"/>
    </style:style>
    <style:style style:name="P52" style:family="paragraph" style:parent-style-name="Table_20_Contents">
      <style:paragraph-properties fo:text-align="center" style:justify-single-word="false"/>
      <style:text-properties fo:font-size="9pt" officeooo:rsid="00ab18ca" officeooo:paragraph-rsid="00ab18ca" style:font-size-asian="9pt" style:font-size-complex="9pt"/>
    </style:style>
    <style:style style:name="P53" style:family="paragraph" style:parent-style-name="Table_20_Contents">
      <style:paragraph-properties fo:text-align="center" style:justify-single-word="false"/>
      <style:text-properties fo:font-size="9pt" officeooo:rsid="00acb16f" officeooo:paragraph-rsid="00acb16f" style:font-size-asian="9pt" style:font-size-complex="9pt"/>
    </style:style>
    <style:style style:name="P54" style:family="paragraph" style:parent-style-name="Table_20_Contents">
      <style:paragraph-properties fo:text-align="center" style:justify-single-word="false"/>
      <style:text-properties fo:font-size="9pt" officeooo:rsid="00ade6c8" officeooo:paragraph-rsid="00ade6c8" style:font-size-asian="9pt" style:font-size-complex="9pt"/>
    </style:style>
    <style:style style:name="P55" style:family="paragraph" style:parent-style-name="Table_20_Contents">
      <style:paragraph-properties fo:text-align="center" style:justify-single-word="false"/>
      <style:text-properties fo:font-size="9pt" officeooo:rsid="00af44a2" officeooo:paragraph-rsid="00af44a2" style:font-size-asian="9pt" style:font-size-complex="9pt"/>
    </style:style>
    <style:style style:name="P56" style:family="paragraph" style:parent-style-name="Table_20_Contents">
      <style:paragraph-properties fo:text-align="center" style:justify-single-word="false"/>
      <style:text-properties fo:font-size="9pt" officeooo:rsid="00af44a2" officeooo:paragraph-rsid="00e60f3f" style:font-size-asian="9pt" style:font-size-complex="9pt"/>
    </style:style>
    <style:style style:name="P57" style:family="paragraph" style:parent-style-name="Table_20_Contents">
      <style:paragraph-properties fo:text-align="center" style:justify-single-word="false"/>
      <style:text-properties fo:font-size="9pt" officeooo:rsid="00af44a2" officeooo:paragraph-rsid="00f97cec" style:font-size-asian="9pt" style:font-size-complex="9pt"/>
    </style:style>
    <style:style style:name="P58" style:family="paragraph" style:parent-style-name="Table_20_Contents">
      <style:paragraph-properties fo:text-align="center" style:justify-single-word="false"/>
      <style:text-properties fo:font-size="9pt" officeooo:rsid="00af44a2" officeooo:paragraph-rsid="0113206b" style:font-size-asian="9pt" style:font-size-complex="9pt"/>
    </style:style>
    <style:style style:name="P59" style:family="paragraph" style:parent-style-name="Table_20_Contents">
      <style:paragraph-properties fo:text-align="center" style:justify-single-word="false"/>
      <style:text-properties fo:font-size="9pt" officeooo:rsid="00b1c9b0" officeooo:paragraph-rsid="00b1c9b0" style:font-size-asian="9pt" style:font-size-complex="9pt"/>
    </style:style>
    <style:style style:name="P60" style:family="paragraph" style:parent-style-name="Table_20_Contents">
      <style:paragraph-properties fo:text-align="center" style:justify-single-word="false"/>
      <style:text-properties fo:font-size="9pt" officeooo:rsid="00b1c9b0" officeooo:paragraph-rsid="00b2d96a" style:font-size-asian="9pt" style:font-size-complex="9pt"/>
    </style:style>
    <style:style style:name="P61" style:family="paragraph" style:parent-style-name="Table_20_Contents">
      <style:paragraph-properties fo:text-align="center" style:justify-single-word="false"/>
      <style:text-properties fo:font-size="9pt" officeooo:rsid="00b1c9b0" officeooo:paragraph-rsid="00b624dd" style:font-size-asian="9pt" style:font-size-complex="9pt"/>
    </style:style>
    <style:style style:name="P62" style:family="paragraph" style:parent-style-name="Table_20_Contents">
      <style:paragraph-properties fo:text-align="center" style:justify-single-word="false"/>
      <style:text-properties fo:font-size="9pt" officeooo:rsid="00b1c9b0" officeooo:paragraph-rsid="00e60f3f" style:font-size-asian="9pt" style:font-size-complex="9pt"/>
    </style:style>
    <style:style style:name="P63" style:family="paragraph" style:parent-style-name="Table_20_Contents">
      <style:paragraph-properties fo:text-align="center" style:justify-single-word="false"/>
      <style:text-properties fo:font-size="9pt" officeooo:rsid="0113206b" officeooo:paragraph-rsid="0113206b" style:font-size-asian="9pt" style:font-size-complex="9pt"/>
    </style:style>
    <style:style style:name="P64" style:family="paragraph" style:parent-style-name="Table_20_Contents">
      <style:paragraph-properties fo:text-align="center" style:justify-single-word="false"/>
      <style:text-properties fo:font-size="9pt" fo:font-style="normal" officeooo:rsid="00cc8ee2" officeooo:paragraph-rsid="00cc8ee2" style:font-size-asian="9pt" style:font-style-asian="normal" style:font-size-complex="9pt" style:font-style-complex="normal"/>
    </style:style>
    <style:style style:name="P65" style:family="paragraph" style:parent-style-name="Table_20_Contents">
      <style:paragraph-properties fo:text-align="center" style:justify-single-word="false"/>
      <style:text-properties fo:font-size="9pt" fo:font-style="normal" officeooo:rsid="00cc8ee2" officeooo:paragraph-rsid="00e60f3f" style:font-size-asian="9pt" style:font-style-asian="normal" style:font-size-complex="9pt" style:font-style-complex="normal"/>
    </style:style>
    <style:style style:name="P66" style:family="paragraph" style:parent-style-name="Table_20_Contents">
      <style:paragraph-properties fo:text-align="center" style:justify-single-word="false"/>
      <style:text-properties fo:font-size="9pt" fo:font-style="normal" officeooo:rsid="00cc8ee2" officeooo:paragraph-rsid="00f97cec" style:font-size-asian="9pt" style:font-style-asian="normal" style:font-size-complex="9pt" style:font-style-complex="normal"/>
    </style:style>
    <style:style style:name="P67" style:family="paragraph" style:parent-style-name="Table_20_Contents">
      <style:paragraph-properties fo:text-align="center" style:justify-single-word="false"/>
      <style:text-properties fo:font-size="9pt" fo:font-style="normal" officeooo:rsid="00cc8ee2" officeooo:paragraph-rsid="011490d1" style:font-size-asian="9pt" style:font-style-asian="normal" style:font-size-complex="9pt" style:font-style-complex="normal"/>
    </style:style>
    <style:style style:name="P68" style:family="paragraph" style:parent-style-name="Table_20_Contents">
      <style:paragraph-properties fo:text-align="center" style:justify-single-word="false"/>
      <style:text-properties fo:font-size="11pt" fo:font-weight="bold" officeooo:rsid="00aa1f57" officeooo:paragraph-rsid="00aa1f57" style:font-size-asian="11pt" style:font-weight-asian="bold" style:font-size-complex="11pt" style:font-weight-complex="bold"/>
    </style:style>
    <style:style style:name="P69" style:family="paragraph" style:parent-style-name="Table_20_Contents">
      <style:paragraph-properties fo:text-align="center" style:justify-single-word="false"/>
      <style:text-properties fo:font-size="11pt" fo:font-weight="bold" officeooo:rsid="00aa1f57" officeooo:paragraph-rsid="00e60f3f" style:font-size-asian="11pt" style:font-weight-asian="bold" style:font-size-complex="11pt" style:font-weight-complex="bold"/>
    </style:style>
    <style:style style:name="P70" style:family="paragraph" style:parent-style-name="Table_20_Contents">
      <style:paragraph-properties fo:text-align="center" style:justify-single-word="false"/>
      <style:text-properties fo:font-size="11pt" fo:font-weight="bold" officeooo:rsid="00aa1f57" officeooo:paragraph-rsid="00f97cec"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a979ef" officeooo:paragraph-rsid="00a979ef" style:font-size-asian="11pt" style:font-weight-asian="bold" style:font-size-complex="11pt" style:font-weight-complex="bold"/>
    </style:style>
    <style:style style:name="P72" style:family="paragraph" style:parent-style-name="Table_20_Contents">
      <style:paragraph-properties fo:text-align="center" style:justify-single-word="false"/>
      <style:text-properties fo:font-size="11pt" fo:font-weight="bold" officeooo:rsid="00a979ef" officeooo:paragraph-rsid="00e60f3f"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fo:font-size="11pt" fo:font-weight="bold" officeooo:rsid="00a979ef" officeooo:paragraph-rsid="00f97cec" style:font-size-asian="11pt" style:font-weight-asian="bold" style:font-size-complex="11pt" style:font-weight-complex="bold"/>
    </style:style>
    <style:style style:name="P74" style:family="paragraph" style:parent-style-name="Table_20_Contents">
      <style:text-properties fo:font-size="11pt" fo:font-weight="bold" officeooo:rsid="00a979ef" officeooo:paragraph-rsid="00a979ef" style:font-size-asian="11pt" style:font-weight-asian="bold" style:font-size-complex="11pt" style:font-weight-complex="bold"/>
    </style:style>
    <style:style style:name="P75" style:family="paragraph" style:parent-style-name="Table_20_Contents">
      <style:text-properties fo:font-size="11pt" fo:font-weight="bold" officeooo:rsid="00a979ef" officeooo:paragraph-rsid="00ac9e7a" style:font-size-asian="11pt" style:font-weight-asian="bold" style:font-size-complex="11pt" style:font-weight-complex="bold"/>
    </style:style>
    <style:style style:name="P76" style:family="paragraph" style:parent-style-name="Table_20_Contents">
      <style:text-properties fo:font-size="11pt" fo:font-weight="bold" officeooo:rsid="00a979ef" officeooo:paragraph-rsid="00e60f3f" style:font-size-asian="11pt" style:font-weight-asian="bold" style:font-size-complex="11pt" style:font-weight-complex="bold"/>
    </style:style>
    <style:style style:name="P77" style:family="paragraph" style:parent-style-name="Table_20_Contents">
      <style:text-properties fo:font-size="11pt" fo:font-weight="bold" officeooo:rsid="00a979ef" officeooo:paragraph-rsid="00f97cec"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d04a02" officeooo:paragraph-rsid="00d04a02" style:font-size-asian="11pt" style:font-weight-asian="bold" style:font-size-complex="11pt" style:font-weight-complex="bold"/>
    </style:style>
    <style:style style:name="P79" style:family="paragraph" style:parent-style-name="Table_20_Contents">
      <style:paragraph-properties fo:text-align="center" style:justify-single-word="false"/>
      <style:text-properties fo:font-size="11pt" fo:font-weight="bold" officeooo:rsid="00d04a02" officeooo:paragraph-rsid="00e60f3f" style:font-size-asian="11pt" style:font-weight-asian="bold" style:font-size-complex="11pt" style:font-weight-complex="bold"/>
    </style:style>
    <style:style style:name="P80" style:family="paragraph" style:parent-style-name="Table_20_Contents">
      <style:text-properties fo:font-size="11pt" fo:font-weight="bold" officeooo:rsid="00d04a02" officeooo:paragraph-rsid="00d04a02" style:font-size-asian="11pt" style:font-weight-asian="bold" style:font-size-complex="11pt" style:font-weight-complex="bold"/>
    </style:style>
    <style:style style:name="P81" style:family="paragraph" style:parent-style-name="Table_20_Contents">
      <style:text-properties fo:font-size="11pt" fo:font-weight="bold" officeooo:rsid="00d04a02" officeooo:paragraph-rsid="00e60f3f" style:font-size-asian="11pt"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e1a6c6" officeooo:paragraph-rsid="00f97cec" style:font-size-asian="11pt" style:font-weight-asian="bold" style:font-size-complex="11pt" style:font-weight-complex="bold"/>
    </style:style>
    <style:style style:name="P83" style:family="paragraph" style:parent-style-name="Table_20_Contents">
      <style:text-properties fo:font-size="11pt" fo:font-weight="bold" officeooo:rsid="00e1a6c6" officeooo:paragraph-rsid="00f97cec" style:font-size-asian="11pt" style:font-weight-asian="bold" style:font-size-complex="11pt" style:font-weight-complex="bold"/>
    </style:style>
    <style:style style:name="P84" style:family="paragraph" style:parent-style-name="Table_20_Contents">
      <style:paragraph-properties fo:text-align="center" style:justify-single-word="false"/>
      <style:text-properties fo:font-size="11pt" fo:font-weight="bold" officeooo:rsid="01108ee6" officeooo:paragraph-rsid="01108ee6" style:font-size-asian="11pt" style:font-weight-asian="bold" style:font-size-complex="11pt" style:font-weight-complex="bold"/>
    </style:style>
    <style:style style:name="P85" style:family="paragraph" style:parent-style-name="Table_20_Contents">
      <style:text-properties fo:font-size="11pt" fo:font-weight="bold" officeooo:rsid="011182c6" officeooo:paragraph-rsid="011182c6"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color="#6666ff" fo:font-size="9pt" fo:font-style="normal" officeooo:rsid="00cc8ee2" officeooo:paragraph-rsid="00cc8ee2" style:font-size-asian="9pt" style:font-style-asian="normal" style:font-size-complex="9pt" style:font-style-complex="normal"/>
    </style:style>
    <style:style style:name="P87" style:family="paragraph" style:parent-style-name="Subtitle">
      <style:text-properties fo:language="en" fo:country="US" officeooo:rsid="001b98c0" officeooo:paragraph-rsid="001b98c0"/>
    </style:style>
    <style:style style:name="P88" style:family="paragraph" style:parent-style-name="mw_5f_glossary">
      <style:text-properties officeooo:rsid="00a4d53b" officeooo:paragraph-rsid="00d04a02"/>
    </style:style>
    <style:style style:name="P89" style:family="paragraph" style:parent-style-name="mw_5f_glossary">
      <style:text-properties officeooo:paragraph-rsid="00d04a02"/>
    </style:style>
    <style:style style:name="P90" style:family="paragraph" style:parent-style-name="mw_5f_glossary">
      <style:text-properties officeooo:rsid="00af44a2" officeooo:paragraph-rsid="00d04a02"/>
    </style:style>
    <style:style style:name="P91" style:family="paragraph" style:parent-style-name="mw_5f_glossary">
      <style:text-properties fo:font-size="10pt" officeooo:rsid="00caf202" officeooo:paragraph-rsid="00cc8ee2" style:font-size-asian="10pt" style:font-size-complex="10pt"/>
    </style:style>
    <style:style style:name="P92" style:family="paragraph" style:parent-style-name="mw_5f_glossary">
      <style:text-properties fo:font-size="10pt" officeooo:rsid="00caf202" officeooo:paragraph-rsid="00e60f3f" style:font-size-asian="10pt" style:font-size-complex="10pt"/>
    </style:style>
    <style:style style:name="P93" style:family="paragraph" style:parent-style-name="mw_5f_glossary">
      <style:text-properties fo:font-size="10pt" officeooo:rsid="00caf202" officeooo:paragraph-rsid="00f97cec" style:font-size-asian="10pt" style:font-size-complex="10pt"/>
    </style:style>
    <style:style style:name="P94" style:family="paragraph" style:parent-style-name="mw_5f_glossary">
      <style:text-properties fo:font-size="10pt" officeooo:rsid="00ccf04e" officeooo:paragraph-rsid="00ccf04e" style:font-size-asian="10pt" style:font-size-complex="10pt"/>
    </style:style>
    <style:style style:name="P95" style:family="paragraph" style:parent-style-name="mw_5f_glossary">
      <style:text-properties officeooo:paragraph-rsid="00dbe1d2"/>
    </style:style>
    <style:style style:name="P96" style:family="paragraph" style:parent-style-name="mw_5f_glossary">
      <style:text-properties officeooo:paragraph-rsid="00eb7028"/>
    </style:style>
    <style:style style:name="P97" style:family="paragraph" style:parent-style-name="mw_5f_glossary">
      <style:text-properties officeooo:paragraph-rsid="00ed14a6"/>
    </style:style>
    <style:style style:name="P98" style:family="paragraph" style:parent-style-name="mw_5f_glossary">
      <style:text-properties officeooo:rsid="00ed8802" officeooo:paragraph-rsid="00ed8802"/>
    </style:style>
    <style:style style:name="P99" style:family="paragraph" style:parent-style-name="mw_5f_code">
      <style:text-properties officeooo:rsid="009e4370" officeooo:paragraph-rsid="009e4370"/>
    </style:style>
    <style:style style:name="P100" style:family="paragraph" style:parent-style-name="mw_5f_code">
      <style:text-properties officeooo:rsid="00a01878" officeooo:paragraph-rsid="00a01878"/>
    </style:style>
    <style:style style:name="P101"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e03af4"/>
    </style:style>
    <style:style style:name="P102"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da6d6" officeooo:paragraph-rsid="00de4d34"/>
    </style:style>
    <style:style style:name="P103" style:family="paragraph" style:parent-style-name="Text_20_body">
      <loext:graphic-properties draw:fill="none"/>
      <style:paragraph-properties fo:margin-left="5.2cm" fo:margin-right="0cm" fo:margin-top="0cm" fo:margin-bottom="0.247cm" loext:contextual-spacing="false" fo:line-height="120%" fo:text-indent="-4.099cm" style:auto-text-indent="false" fo:background-color="transparent">
        <style:tab-stops>
          <style:tab-stop style:position="5.203cm"/>
        </style:tab-stops>
      </style:paragraph-properties>
      <style:text-properties officeooo:rsid="00d4ecf4" officeooo:paragraph-rsid="00de4d34"/>
    </style:style>
    <style:style style:name="P104" style:family="paragraph" style:parent-style-name="Text_20_body" style:master-page-name="">
      <loext:graphic-properties draw:fill="none"/>
      <style:paragraph-properties fo:margin-left="5.2cm" fo:margin-right="0cm" fo:margin-top="0cm" fo:margin-bottom="0.247cm" loext:contextual-spacing="false" fo:line-height="120%" fo:text-indent="-4.099cm" style:auto-text-indent="false" style:page-number="auto" fo:background-color="transparent">
        <style:tab-stops>
          <style:tab-stop style:position="5.203cm"/>
        </style:tab-stops>
      </style:paragraph-properties>
      <style:text-properties officeooo:rsid="00d4ecf4" officeooo:paragraph-rsid="00de4d34"/>
    </style:style>
    <style:style style:name="P105" style:family="paragraph" style:parent-style-name="Heading_20_4">
      <style:text-properties officeooo:rsid="00b78adb" officeooo:paragraph-rsid="00e56f94"/>
    </style:style>
    <style:style style:name="P106" style:family="paragraph" style:parent-style-name="Heading_20_4">
      <style:text-properties officeooo:rsid="00e60f3f" officeooo:paragraph-rsid="00e60f3f"/>
    </style:style>
    <style:style style:name="P107" style:family="paragraph" style:parent-style-name="Standard">
      <style:text-properties fo:language="en" fo:country="US" fo:font-weight="bold" officeooo:rsid="00802de2" style:font-weight-asian="bold" style:font-weight-complex="bold"/>
    </style:style>
    <style:style style:name="P108" style:family="paragraph" style:parent-style-name="Standard">
      <style:text-properties fo:language="en" fo:country="US" fo:font-weight="normal" officeooo:rsid="00ed8802" officeooo:paragraph-rsid="00ed8802" style:font-weight-asian="normal" style:font-weight-complex="normal"/>
    </style:style>
    <style:style style:name="P109" style:family="paragraph" style:parent-style-name="mw_5f_glossary">
      <style:paragraph-properties fo:margin-left="0cm" fo:margin-right="0cm" fo:text-indent="0cm" style:auto-text-indent="false"/>
      <style:text-properties officeooo:rsid="00b8becf" officeooo:paragraph-rsid="00e60f3f"/>
    </style:style>
    <style:style style:name="P110" style:family="paragraph" style:parent-style-name="Heading_20_4" style:master-page-name="">
      <style:paragraph-properties style:page-number="auto" fo:break-before="page" style:writing-mode="lr-tb"/>
      <style:text-properties officeooo:paragraph-rsid="00f97cec"/>
    </style:style>
    <style:style style:name="P111" style:family="paragraph" style:parent-style-name="Text_20_body">
      <style:paragraph-properties style:writing-mode="lr-tb"/>
      <style:text-properties officeooo:rsid="011e71c2" officeooo:paragraph-rsid="011e71c2"/>
    </style:style>
    <style:style style:name="P112" style:family="paragraph" style:parent-style-name="Text_20_body">
      <style:paragraph-properties fo:margin-left="1.27cm" fo:margin-right="0cm" fo:text-indent="0cm" style:auto-text-indent="false"/>
      <style:text-properties fo:font-style="italic" officeooo:rsid="012464cb" officeooo:paragraph-rsid="012464cb" style:font-style-asian="italic" style:font-style-complex="italic"/>
    </style:style>
    <style:style style:name="P113" style:family="paragraph" style:parent-style-name="Standard">
      <style:paragraph-properties fo:margin-left="1.27cm" fo:margin-right="0cm" fo:text-indent="0cm" style:auto-text-indent="false"/>
      <style:text-properties fo:font-style="italic" officeooo:rsid="012859dc" officeooo:paragraph-rsid="012859dc" style:font-style-asian="italic" style:font-style-complex="italic"/>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3">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4">
      <style:paragraph-properties>
        <style:tab-stops>
          <style:tab-stop style:position="17cm" style:type="right" style:leader-style="dotted" style:leader-text="."/>
        </style:tab-stops>
      </style:paragraph-properties>
    </style:style>
    <style:style style:name="P118" style:family="paragraph" style:parent-style-name="Standard" style:list-style-name="L4">
      <style:text-properties fo:language="en" fo:country="US"/>
    </style:style>
    <style:style style:name="P119" style:family="paragraph" style:parent-style-name="Heading_20_1" style:master-page-name="">
      <style:paragraph-properties style:page-number="auto" fo:break-before="page" style:writing-mode="lr-tb"/>
    </style:style>
    <style:style style:name="P120" style:family="paragraph" style:parent-style-name="Heading_20_1" style:master-page-name="">
      <style:paragraph-properties style:page-number="auto" fo:break-before="page" style:writing-mode="lr-tb"/>
      <style:text-properties fo:language="en" fo:country="US"/>
    </style:style>
    <style:style style:name="P121" style:family="paragraph" style:parent-style-name="Heading_20_1" style:master-page-name="">
      <style:paragraph-properties style:page-number="auto" fo:break-before="page" style:writing-mode="lr-tb"/>
      <style:text-properties officeooo:rsid="0124488a" officeooo:paragraph-rsid="0124488a"/>
    </style:style>
    <style:style style:name="P122" style:family="paragraph" style:parent-style-name="Heading_20_1" style:master-page-name="">
      <style:paragraph-properties style:page-number="auto" fo:break-before="page" style:writing-mode="lr-tb"/>
      <style:text-properties officeooo:paragraph-rsid="00b62f2b"/>
    </style:style>
    <style:style style:name="P123" style:family="paragraph" style:parent-style-name="Heading_20_1" style:master-page-name="">
      <style:paragraph-properties style:page-number="auto" fo:break-before="page">
        <style:tab-stops/>
      </style:paragraph-properties>
      <style:text-properties fo:language="en" fo:country="US" officeooo:rsid="004f86c3" officeooo:paragraph-rsid="004f86c3"/>
    </style:style>
    <style:style style:name="P124" style:family="paragraph" style:parent-style-name="Heading_20_1" style:master-page-name="">
      <style:paragraph-properties style:page-number="auto" fo:break-before="page">
        <style:tab-stops/>
      </style:paragraph-properties>
      <style:text-properties fo:language="en" fo:country="US"/>
    </style:style>
    <style:style style:name="P125" style:family="paragraph" style:parent-style-name="Heading_20_2">
      <style:text-properties officeooo:paragraph-rsid="01208c0a"/>
    </style:style>
    <style:style style:name="P126" style:family="paragraph" style:parent-style-name="Heading_20_2">
      <style:text-properties officeooo:rsid="01208c0a" officeooo:paragraph-rsid="012382f7"/>
    </style:style>
    <style:style style:name="P127" style:family="paragraph" style:parent-style-name="Heading_20_2">
      <style:text-properties officeooo:rsid="0079a00d" officeooo:paragraph-rsid="0079a00d"/>
    </style:style>
    <style:style style:name="P128" style:family="paragraph" style:parent-style-name="Heading_20_2">
      <style:text-properties officeooo:paragraph-rsid="0079a00d"/>
    </style:style>
    <style:style style:name="P129" style:family="paragraph" style:parent-style-name="Text_20_body" style:list-style-name="L1">
      <style:text-properties fo:language="en" fo:country="US" officeooo:rsid="005e4fda" officeooo:paragraph-rsid="005e4fda"/>
    </style:style>
    <style:style style:name="P130" style:family="paragraph" style:parent-style-name="Text_20_body" style:list-style-name="L2">
      <style:text-properties fo:language="en" fo:country="US" officeooo:rsid="00556295" officeooo:paragraph-rsid="006595c5"/>
    </style:style>
    <style:style style:name="P131" style:family="paragraph" style:parent-style-name="Text_20_body" style:list-style-name="L2">
      <style:text-properties fo:language="en" fo:country="US" officeooo:rsid="00556295" officeooo:paragraph-rsid="00556295"/>
    </style:style>
    <style:style style:name="P132" style:family="paragraph" style:parent-style-name="Text_20_body" style:list-style-name="L2">
      <style:text-properties fo:language="en" fo:country="US" officeooo:rsid="00642bc2" officeooo:paragraph-rsid="006595c5"/>
    </style:style>
    <style:style style:name="P133" style:family="paragraph" style:parent-style-name="Text_20_body" style:list-style-name="L2">
      <style:text-properties fo:language="en" fo:country="US" officeooo:rsid="005ab9fe" officeooo:paragraph-rsid="00a1ec1e"/>
    </style:style>
    <style:style style:name="P134" style:family="paragraph" style:parent-style-name="Text_20_body" style:list-style-name="L2">
      <style:text-properties fo:language="en" fo:country="US" officeooo:rsid="00571743" officeooo:paragraph-rsid="00a1ec1e"/>
    </style:style>
    <style:style style:name="P135" style:family="paragraph" style:parent-style-name="Text_20_body" style:list-style-name="L2">
      <style:text-properties fo:language="en" fo:country="US" officeooo:rsid="00571743" officeooo:paragraph-rsid="00571743"/>
    </style:style>
    <style:style style:name="P136" style:family="paragraph" style:parent-style-name="Text_20_body" style:list-style-name="L3">
      <style:text-properties fo:language="en" fo:country="US" officeooo:rsid="0054d431" officeooo:paragraph-rsid="0054d431"/>
    </style:style>
    <style:style style:name="P137" style:family="paragraph" style:parent-style-name="Text_20_body" style:list-style-name="L4">
      <style:text-properties fo:language="en" fo:country="US" officeooo:rsid="0054d431" officeooo:paragraph-rsid="0054d431"/>
    </style:style>
    <style:style style:name="P138" style:family="paragraph" style:parent-style-name="Text_20_body" style:list-style-name="L4">
      <style:text-properties fo:language="en" fo:country="US" officeooo:rsid="0054d431" officeooo:paragraph-rsid="00b9bbee"/>
    </style:style>
    <style:style style:name="P139" style:family="paragraph" style:parent-style-name="Text_20_body" style:list-style-name="L3">
      <style:text-properties fo:language="en" fo:country="US" officeooo:rsid="006e74f3" officeooo:paragraph-rsid="006e74f3"/>
    </style:style>
    <style:style style:name="P140" style:family="paragraph" style:parent-style-name="Text_20_body" style:list-style-name="L2">
      <style:text-properties officeooo:rsid="0054d431" officeooo:paragraph-rsid="0054d431"/>
    </style:style>
    <style:style style:name="P141" style:family="paragraph" style:parent-style-name="Text_20_body" style:list-style-name="L4">
      <style:text-properties officeooo:rsid="0054d431" officeooo:paragraph-rsid="0054d431"/>
    </style:style>
    <style:style style:name="P142" style:family="paragraph" style:parent-style-name="Text_20_body" style:list-style-name="L2">
      <style:text-properties officeooo:rsid="00571743" officeooo:paragraph-rsid="0059a4a9"/>
    </style:style>
    <style:style style:name="P143" style:family="paragraph" style:parent-style-name="Text_20_body" style:list-style-name="L3">
      <style:text-properties officeooo:rsid="0057a9a7" officeooo:paragraph-rsid="0057a9a7"/>
    </style:style>
    <style:style style:name="P144" style:family="paragraph" style:parent-style-name="Text_20_body" style:list-style-name="L3">
      <style:text-properties officeooo:rsid="005bdc00" officeooo:paragraph-rsid="005bdc00"/>
    </style:style>
    <style:style style:name="P145" style:family="paragraph" style:parent-style-name="Text_20_body" style:list-style-name="L5">
      <style:text-properties officeooo:rsid="006c11cf" officeooo:paragraph-rsid="006de322"/>
    </style:style>
    <style:style style:name="P146" style:family="paragraph" style:parent-style-name="Text_20_body" style:list-style-name="L5">
      <style:text-properties officeooo:rsid="006dafa5" officeooo:paragraph-rsid="006dafa5"/>
    </style:style>
    <style:style style:name="P147" style:family="paragraph" style:parent-style-name="Text_20_body" style:list-style-name="L6">
      <style:text-properties officeooo:rsid="00b8becf" officeooo:paragraph-rsid="00b8becf"/>
    </style:style>
    <style:style style:name="P148" style:family="paragraph" style:parent-style-name="Text_20_body" style:list-style-name="L7">
      <style:text-properties officeooo:rsid="00b94a13" officeooo:paragraph-rsid="00b9964b"/>
    </style:style>
    <style:style style:name="P149" style:family="paragraph" style:parent-style-name="Text_20_body" style:list-style-name="L7">
      <style:text-properties officeooo:rsid="00b94a13" officeooo:paragraph-rsid="00b9a012"/>
    </style:style>
    <style:style style:name="P150" style:family="paragraph" style:parent-style-name="Text_20_body" style:list-style-name="L7">
      <style:text-properties officeooo:rsid="01158f4b" officeooo:paragraph-rsid="01158f4b"/>
    </style:style>
    <style:style style:name="P151" style:family="paragraph" style:parent-style-name="Text_20_body" style:list-style-name="L9">
      <style:text-properties officeooo:paragraph-rsid="0188a04d"/>
    </style:style>
    <style:style style:name="P152" style:family="paragraph" style:parent-style-name="Text_20_body" style:list-style-name="L9">
      <style:text-properties fo:font-style="normal" officeooo:rsid="013022fb" officeooo:paragraph-rsid="0137dda4" style:font-style-asian="normal" style:font-style-complex="normal"/>
    </style:style>
    <style:style style:name="P153" style:family="paragraph" style:parent-style-name="Text_20_body" style:list-style-name="L9">
      <style:text-properties fo:font-style="normal" officeooo:rsid="013022fb" officeooo:paragraph-rsid="013022fb" style:font-style-asian="normal" style:font-style-complex="normal"/>
    </style:style>
    <style:style style:name="P154" style:family="paragraph" style:parent-style-name="Text_20_body" style:list-style-name="L9">
      <style:text-properties fo:font-style="normal" officeooo:rsid="013022fb" officeooo:paragraph-rsid="01734ed3" style:font-style-asian="normal" style:font-style-complex="normal"/>
    </style:style>
    <style:style style:name="P155" style:family="paragraph" style:parent-style-name="Text_20_body" style:list-style-name="L9">
      <style:text-properties fo:font-style="normal" officeooo:rsid="013022fb" officeooo:paragraph-rsid="0179c9b5" style:font-style-asian="normal" style:font-style-complex="normal"/>
    </style:style>
    <style:style style:name="P156" style:family="paragraph" style:parent-style-name="Text_20_body" style:list-style-name="L9">
      <style:text-properties fo:font-style="normal" officeooo:rsid="013022fb" officeooo:paragraph-rsid="01811172" style:font-style-asian="normal" style:font-style-complex="normal"/>
    </style:style>
    <style:style style:name="P157" style:family="paragraph" style:parent-style-name="Text_20_body" style:list-style-name="L9">
      <style:text-properties fo:font-style="normal" officeooo:rsid="013bc13d" officeooo:paragraph-rsid="0182c02c" style:font-style-asian="normal" style:font-style-complex="normal"/>
    </style:style>
    <style:style style:name="P158" style:family="paragraph" style:parent-style-name="Text_20_body" style:list-style-name="L9">
      <style:text-properties fo:font-style="normal" officeooo:rsid="01685a26" officeooo:paragraph-rsid="018e9119" style:font-style-asian="normal" style:font-style-complex="normal"/>
    </style:style>
    <style:style style:name="P159" style:family="paragraph" style:parent-style-name="Text_20_body" style:list-style-name="L9">
      <style:text-properties officeooo:rsid="01685a26" officeooo:paragraph-rsid="0188a04d"/>
    </style:style>
    <style:style style:name="P160" style:family="paragraph" style:parent-style-name="Text_20_body" style:list-style-name="L11">
      <style:text-properties officeooo:rsid="00bd79c5" officeooo:paragraph-rsid="00bd79c5"/>
    </style:style>
    <style:style style:name="P161" style:family="paragraph" style:parent-style-name="Text_20_body" style:list-style-name="L11">
      <style:text-properties officeooo:rsid="00bf7617" officeooo:paragraph-rsid="00bf7617"/>
    </style:style>
    <style:style style:name="P162" style:family="paragraph" style:parent-style-name="Text_20_body">
      <style:text-properties fo:font-style="italic" officeooo:rsid="0124488a" officeooo:paragraph-rsid="0124488a" style:font-style-asian="italic" style:font-style-complex="italic"/>
    </style:style>
    <style:style style:name="P163" style:family="paragraph" style:parent-style-name="Text_20_body" style:list-style-name="L9">
      <style:text-properties officeooo:rsid="0185e7bc" officeooo:paragraph-rsid="0185e7bc"/>
    </style:style>
    <style:style style:name="P164" style:family="paragraph" style:parent-style-name="Text_20_body" style:list-style-name="L9">
      <style:text-properties officeooo:rsid="0186f6db" officeooo:paragraph-rsid="0187e0dd"/>
    </style:style>
    <style:style style:name="P165" style:family="paragraph" style:parent-style-name="Text_20_body" style:list-style-name="L4" style:master-page-name="">
      <loext:graphic-properties draw:fill="none"/>
      <style:paragraph-properties fo:margin-left="2.3cm" fo:margin-right="0cm" fo:margin-top="0cm" fo:margin-bottom="0.247cm" loext:contextual-spacing="false" fo:line-height="120%" fo:text-indent="-1cm" style:auto-text-indent="false" style:page-number="auto" fo:background-color="transparent"/>
      <style:text-properties officeooo:rsid="00571743" officeooo:paragraph-rsid="00571743"/>
    </style:style>
    <style:style style:name="P166"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fo:language="en" fo:country="US" officeooo:rsid="006c11cf" officeooo:paragraph-rsid="006c11cf"/>
    </style:style>
    <style:style style:name="P167" style:family="paragraph" style:parent-style-name="Text_20_body" style:list-style-name="L4">
      <loext:graphic-properties draw:fill="none"/>
      <style:paragraph-properties fo:margin-left="2.3cm" fo:margin-right="0cm" fo:margin-top="0cm" fo:margin-bottom="0.247cm" loext:contextual-spacing="false" fo:line-height="120%" fo:text-indent="-1cm" style:auto-text-indent="false" fo:background-color="transparent"/>
      <style:text-properties officeooo:rsid="00571743" officeooo:paragraph-rsid="00571743"/>
    </style:style>
    <style:style style:name="P168" style:family="paragraph" style:parent-style-name="Text_20_body" style:list-style-name="L8">
      <style:paragraph-properties fo:margin-left="2.54cm" fo:margin-right="0cm" fo:text-indent="-0.635cm" style:auto-text-indent="false"/>
      <style:text-properties fo:font-style="italic" officeooo:rsid="012464cb" officeooo:paragraph-rsid="012464cb" style:font-style-asian="italic" style:font-style-complex="italic"/>
    </style:style>
    <style:style style:name="P169" style:family="paragraph" style:list-style-name="L9"/>
    <style:style style:name="P170" style:family="paragraph" style:parent-style-name="Heading_20_3">
      <style:text-properties officeooo:paragraph-rsid="00a01878"/>
    </style:style>
    <style:style style:name="P171" style:family="paragraph" style:parent-style-name="Heading_20_3">
      <style:text-properties officeooo:paragraph-rsid="00b78adb"/>
    </style:style>
    <style:style style:name="P172" style:family="paragraph" style:parent-style-name="Heading_20_3">
      <style:text-properties officeooo:paragraph-rsid="00f9dc54"/>
    </style:style>
    <style:style style:name="P173" style:family="paragraph" style:parent-style-name="Heading_20_3" style:master-page-name="">
      <style:paragraph-properties style:page-number="auto" fo:break-before="page" style:writing-mode="lr-tb"/>
    </style:style>
    <style:style style:name="P174" style:family="paragraph" style:parent-style-name="Heading_20_3" style:master-page-name="">
      <style:paragraph-properties style:page-number="auto" fo:break-before="page" style:writing-mode="lr-tb"/>
      <style:text-properties officeooo:paragraph-rsid="01187e1e"/>
    </style:style>
    <style:style style:name="P175" style:family="paragraph" style:parent-style-name="Heading_20_3" style:master-page-name="">
      <style:paragraph-properties style:page-number="auto" fo:break-before="page" style:writing-mode="lr-tb"/>
      <style:text-properties officeooo:paragraph-rsid="00f9dc54"/>
    </style:style>
    <style:style style:name="T1" style:family="text">
      <style:text-properties officeooo:rsid="005075a6"/>
    </style:style>
    <style:style style:name="T2" style:family="text">
      <style:text-properties officeooo:rsid="001b98c0"/>
    </style:style>
    <style:style style:name="T3" style:family="text">
      <style:text-properties fo:language="en" fo:country="US"/>
    </style:style>
    <style:style style:name="T4" style:family="text">
      <style:text-properties fo:language="en" fo:country="US" officeooo:rsid="004fc6d8"/>
    </style:style>
    <style:style style:name="T5" style:family="text">
      <style:text-properties fo:language="en" fo:country="US" officeooo:rsid="005075a6"/>
    </style:style>
    <style:style style:name="T6" style:family="text">
      <style:text-properties fo:language="en" fo:country="US" officeooo:rsid="00528d37"/>
    </style:style>
    <style:style style:name="T7" style:family="text">
      <style:text-properties fo:language="en" fo:country="US" officeooo:rsid="005436dc"/>
    </style:style>
    <style:style style:name="T8" style:family="text">
      <style:text-properties fo:language="en" fo:country="US" officeooo:rsid="00556295"/>
    </style:style>
    <style:style style:name="T9" style:family="text">
      <style:text-properties fo:language="en" fo:country="US" officeooo:rsid="00571743"/>
    </style:style>
    <style:style style:name="T10" style:family="text">
      <style:text-properties fo:language="en" fo:country="US" officeooo:rsid="005720a4"/>
    </style:style>
    <style:style style:name="T11" style:family="text">
      <style:text-properties fo:language="en" fo:country="US" officeooo:rsid="0057a9a7"/>
    </style:style>
    <style:style style:name="T12" style:family="text">
      <style:text-properties fo:language="en" fo:country="US" officeooo:rsid="00596e85"/>
    </style:style>
    <style:style style:name="T13" style:family="text">
      <style:text-properties fo:language="en" fo:country="US" officeooo:rsid="0059a4a9"/>
    </style:style>
    <style:style style:name="T14" style:family="text">
      <style:text-properties fo:language="en" fo:country="US" officeooo:rsid="005d7cb9"/>
    </style:style>
    <style:style style:name="T15" style:family="text">
      <style:text-properties fo:language="en" fo:country="US" officeooo:rsid="004f86c3"/>
    </style:style>
    <style:style style:name="T16" style:family="text">
      <style:text-properties fo:language="en" fo:country="US" officeooo:rsid="0063dd7b"/>
    </style:style>
    <style:style style:name="T17" style:family="text">
      <style:text-properties fo:language="en" fo:country="US" officeooo:rsid="0065bd9c"/>
    </style:style>
    <style:style style:name="T18" style:family="text">
      <style:text-properties fo:language="en" fo:country="US" officeooo:rsid="006de322"/>
    </style:style>
    <style:style style:name="T19" style:family="text">
      <style:text-properties fo:language="en" fo:country="US" officeooo:rsid="007fa272"/>
    </style:style>
    <style:style style:name="T20" style:family="text">
      <style:text-properties fo:language="en" fo:country="US" officeooo:rsid="007fbfa2"/>
    </style:style>
    <style:style style:name="T21" style:family="text">
      <style:text-properties fo:language="en" fo:country="US" officeooo:rsid="00802de2"/>
    </style:style>
    <style:style style:name="T22" style:family="text">
      <style:text-properties fo:language="en" fo:country="US" fo:font-weight="bold" officeooo:rsid="00802de2" style:font-weight-asian="bold" style:font-weight-complex="bold"/>
    </style:style>
    <style:style style:name="T23" style:family="text">
      <style:text-properties fo:language="en" fo:country="US" fo:font-weight="bold" officeooo:rsid="0082290c" style:font-weight-asian="bold" style:font-weight-complex="bold"/>
    </style:style>
    <style:style style:name="T24" style:family="text">
      <style:text-properties fo:language="en" fo:country="US" officeooo:rsid="0082290c"/>
    </style:style>
    <style:style style:name="T25" style:family="text">
      <style:text-properties fo:language="en" fo:country="US" officeooo:rsid="00896bf7"/>
    </style:style>
    <style:style style:name="T26" style:family="text">
      <style:text-properties fo:language="en" fo:country="US" officeooo:rsid="0094bdd7"/>
    </style:style>
    <style:style style:name="T27" style:family="text">
      <style:text-properties fo:language="en" fo:country="US" officeooo:rsid="00966151"/>
    </style:style>
    <style:style style:name="T28" style:family="text">
      <style:text-properties fo:language="en" fo:country="US" officeooo:rsid="00985771"/>
    </style:style>
    <style:style style:name="T29" style:family="text">
      <style:text-properties fo:language="en" fo:country="US" officeooo:rsid="00a01878"/>
    </style:style>
    <style:style style:name="T30" style:family="text">
      <style:text-properties fo:language="en" fo:country="US" officeooo:rsid="00a1ec1e"/>
    </style:style>
    <style:style style:name="T31" style:family="text">
      <style:text-properties fo:language="en" fo:country="US" officeooo:rsid="00bc9a5a"/>
    </style:style>
    <style:style style:name="T32" style:family="text">
      <style:text-properties fo:language="en" fo:country="US" officeooo:rsid="00caf202"/>
    </style:style>
    <style:style style:name="T33" style:family="text">
      <style:text-properties fo:language="en" fo:country="US" officeooo:rsid="00cb65f0"/>
    </style:style>
    <style:style style:name="T34" style:family="text">
      <style:text-properties fo:language="en" fo:country="US" officeooo:rsid="01208c0a"/>
    </style:style>
    <style:style style:name="T35" style:family="text">
      <style:text-properties fo:language="en" fo:country="US" officeooo:rsid="0120fc2d"/>
    </style:style>
    <style:style style:name="T36" style:family="text">
      <style:text-properties fo:language="en" fo:country="US" officeooo:rsid="01223b7f"/>
    </style:style>
    <style:style style:name="T37" style:family="text">
      <style:text-properties fo:language="en" fo:country="US" officeooo:rsid="01633646"/>
    </style:style>
    <style:style style:name="T38" style:family="text">
      <style:text-properties officeooo:rsid="0051418a"/>
    </style:style>
    <style:style style:name="T39" style:family="text">
      <style:text-properties officeooo:rsid="0054d431"/>
    </style:style>
    <style:style style:name="T40" style:family="text">
      <style:text-properties officeooo:rsid="0060afd6"/>
    </style:style>
    <style:style style:name="T41" style:family="text">
      <style:text-properties officeooo:rsid="00642bc2"/>
    </style:style>
    <style:style style:name="T42" style:family="text">
      <style:text-properties officeooo:rsid="006a41bf"/>
    </style:style>
    <style:style style:name="T43" style:family="text">
      <style:text-properties officeooo:rsid="006dafa5"/>
    </style:style>
    <style:style style:name="T44" style:family="text">
      <style:text-properties officeooo:rsid="006f9459"/>
    </style:style>
    <style:style style:name="T45" style:family="text">
      <style:text-properties style:text-position="sub 58%"/>
    </style:style>
    <style:style style:name="T46" style:family="text">
      <style:text-properties style:text-position="sub 58%" fo:language="en" fo:country="US"/>
    </style:style>
    <style:style style:name="T47" style:family="text">
      <style:text-properties style:text-position="sub 58%" fo:language="en" fo:country="US" officeooo:rsid="00802de2"/>
    </style:style>
    <style:style style:name="T48" style:family="text">
      <style:text-properties style:text-position="sub 58%" fo:language="en" fo:country="US" officeooo:rsid="00caf202"/>
    </style:style>
    <style:style style:name="T49" style:family="text">
      <style:text-properties style:text-position="sub 58%" style:font-name="Courier New" officeooo:rsid="00cb65f0"/>
    </style:style>
    <style:style style:name="T50" style:family="text">
      <style:text-properties style:text-position="sub 58%" style:font-name="Courier New" fo:font-style="normal" officeooo:rsid="00e99d17" style:font-style-asian="normal" style:font-style-complex="normal"/>
    </style:style>
    <style:style style:name="T51" style:family="text">
      <style:text-properties style:text-position="sub 58%" style:font-name="Courier New" fo:font-style="normal" officeooo:rsid="00e99d17" style:font-name-asian="Arial Unicode MS" style:font-style-asian="normal" style:font-name-complex="Arial Unicode MS" style:font-style-complex="normal"/>
    </style:style>
    <style:style style:name="T52" style:family="text">
      <style:text-properties officeooo:rsid="00739b62"/>
    </style:style>
    <style:style style:name="T53" style:family="text">
      <style:text-properties officeooo:rsid="0076e0ba"/>
    </style:style>
    <style:style style:name="T54" style:family="text">
      <style:text-properties officeooo:rsid="007724f3"/>
    </style:style>
    <style:style style:name="T55" style:family="text">
      <style:text-properties officeooo:rsid="007a7ad0"/>
    </style:style>
    <style:style style:name="T56" style:family="text">
      <style:text-properties officeooo:rsid="007ddb3d"/>
    </style:style>
    <style:style style:name="T57" style:family="text">
      <style:text-properties officeooo:rsid="007e3ec1"/>
    </style:style>
    <style:style style:name="T58" style:family="text">
      <style:text-properties style:text-position="0% 100%"/>
    </style:style>
    <style:style style:name="T59" style:family="text">
      <style:text-properties style:text-position="0% 100%" officeooo:rsid="007e3ec1"/>
    </style:style>
    <style:style style:name="T60" style:family="text">
      <style:text-properties style:text-position="0% 100%" officeooo:rsid="0082290c"/>
    </style:style>
    <style:style style:name="T61" style:family="text">
      <style:text-properties style:text-position="0% 100%" officeooo:rsid="0092aa22"/>
    </style:style>
    <style:style style:name="T62" style:family="text">
      <style:text-properties style:text-position="0% 100%" style:font-name="Courier New" officeooo:rsid="00cb65f0"/>
    </style:style>
    <style:style style:name="T63" style:family="text">
      <style:text-properties style:text-position="0% 100%" style:font-name="Courier New" fo:font-size="10pt" officeooo:rsid="00cb65f0" style:font-size-asian="10pt" style:font-size-complex="10pt"/>
    </style:style>
    <style:style style:name="T64" style:family="text">
      <style:text-properties style:text-position="0% 100%" style:font-name="Courier New1" officeooo:rsid="00cc8ee2" style:font-name-asian="Courier New1" style:font-name-complex="Courier New1"/>
    </style:style>
    <style:style style:name="T65" style:family="text">
      <style:text-properties style:text-position="0% 100%" style:font-name="Liberation Serif1" fo:language="en" fo:country="US" fo:font-style="normal" style:font-name-asian="Arial Unicode MS" style:font-style-asian="normal" style:font-name-complex="Arial Unicode MS" style:font-style-complex="normal"/>
    </style:style>
    <style:style style:name="T66" style:family="text">
      <style:text-properties style:text-position="0% 100%" style:font-name="Liberation Serif1" fo:language="en" fo:country="US" fo:font-style="normal" officeooo:rsid="00a033b7" style:font-name-asian="Arial Unicode MS" style:font-style-asian="normal" style:font-name-complex="Arial Unicode MS" style:font-style-complex="normal"/>
    </style:style>
    <style:style style:name="T67" style:family="text">
      <style:text-properties style:text-position="0% 100%" style:font-name="Liberation Serif1" fo:language="en" fo:country="US" fo:font-style="normal" officeooo:rsid="00eb7e4e" style:font-name-asian="Arial Unicode MS" style:font-style-asian="normal" style:font-name-complex="Arial Unicode MS" style:font-style-complex="normal"/>
    </style:style>
    <style:style style:name="T68" style:family="text">
      <style:text-properties style:text-position="0% 100%" style:font-name="Liberation Serif1" fo:language="en" fo:country="US" fo:font-style="normal" officeooo:rsid="00eedc2b" style:font-name-asian="Arial Unicode MS" style:font-style-asian="normal" style:font-name-complex="Arial Unicode MS" style:font-style-complex="normal"/>
    </style:style>
    <style:style style:name="T69" style:family="text">
      <style:text-properties style:text-position="0% 100%" style:font-name="Liberation Serif1" fo:language="en" fo:country="US" fo:font-style="normal" officeooo:rsid="00f2cc67" style:font-name-asian="Arial Unicode MS" style:font-style-asian="normal" style:font-name-complex="Arial Unicode MS" style:font-style-complex="normal"/>
    </style:style>
    <style:style style:name="T70" style:family="text">
      <style:text-properties style:text-position="0% 100%" style:font-name="Liberation Serif1" fo:language="en" fo:country="US" fo:font-style="italic" officeooo:rsid="00eb7e4e" style:font-name-asian="Arial Unicode MS" style:font-style-asian="italic" style:font-name-complex="Arial Unicode MS" style:font-style-complex="italic"/>
    </style:style>
    <style:style style:name="T71" style:family="text">
      <style:text-properties style:text-position="0% 100%" style:font-name="Liberation Serif1" fo:language="en" fo:country="US" fo:font-style="italic" officeooo:rsid="00a033b7" style:font-name-asian="Arial Unicode MS" style:font-style-asian="italic" style:font-name-complex="Arial Unicode MS" style:font-style-complex="italic"/>
    </style:style>
    <style:style style:name="T72" style:family="text">
      <style:text-properties style:text-position="0% 100%" fo:font-style="normal" style:font-style-asian="normal" style:font-style-complex="normal"/>
    </style:style>
    <style:style style:name="T73" style:family="text">
      <style:text-properties officeooo:rsid="007fa272"/>
    </style:style>
    <style:style style:name="T74" style:family="text">
      <style:text-properties officeooo:rsid="007fbf45"/>
    </style:style>
    <style:style style:name="T75" style:family="text">
      <style:text-properties officeooo:rsid="00888c56"/>
    </style:style>
    <style:style style:name="T76" style:family="text">
      <style:text-properties officeooo:rsid="008a8ed2"/>
    </style:style>
    <style:style style:name="T77" style:family="text">
      <style:text-properties officeooo:rsid="009c987c"/>
    </style:style>
    <style:style style:name="T78" style:family="text">
      <style:text-properties fo:font-style="italic" style:font-style-asian="italic" style:font-style-complex="italic"/>
    </style:style>
    <style:style style:name="T79" style:family="text">
      <style:text-properties fo:font-style="italic" officeooo:rsid="00a033b7" style:font-style-asian="italic" style:font-style-complex="italic"/>
    </style:style>
    <style:style style:name="T80" style:family="text">
      <style:text-properties fo:font-style="italic" officeooo:rsid="00a5e97d" style:font-style-asian="italic" style:font-style-complex="italic"/>
    </style:style>
    <style:style style:name="T81" style:family="text">
      <style:text-properties fo:font-style="italic" officeooo:rsid="00cc8ee2" style:font-style-asian="italic" style:font-style-complex="italic"/>
    </style:style>
    <style:style style:name="T82" style:family="text">
      <style:text-properties fo:font-style="italic" officeooo:rsid="00d04a02" style:font-style-asian="italic" style:font-style-complex="italic"/>
    </style:style>
    <style:style style:name="T83" style:family="text">
      <style:text-properties fo:font-style="italic" officeooo:rsid="00dda6d6" style:font-style-asian="italic" style:font-style-complex="italic"/>
    </style:style>
    <style:style style:name="T84" style:family="text">
      <style:text-properties fo:font-style="italic" officeooo:rsid="00de4d34" style:font-style-asian="italic" style:font-style-complex="italic"/>
    </style:style>
    <style:style style:name="T85" style:family="text">
      <style:text-properties fo:font-style="italic" officeooo:rsid="00e96ece" style:font-style-asian="italic" style:font-style-complex="italic"/>
    </style:style>
    <style:style style:name="T86" style:family="text">
      <style:text-properties fo:font-style="italic" officeooo:rsid="00f2cc67" style:font-style-asian="italic" style:font-style-complex="italic"/>
    </style:style>
    <style:style style:name="T87" style:family="text">
      <style:text-properties fo:font-style="italic" officeooo:rsid="00f9dc54" style:font-style-asian="italic" style:font-style-complex="italic"/>
    </style:style>
    <style:style style:name="T88" style:family="text">
      <style:text-properties fo:font-style="italic" officeooo:rsid="01088726" style:font-style-asian="italic" style:font-style-complex="italic"/>
    </style:style>
    <style:style style:name="T89" style:family="text">
      <style:text-properties fo:font-style="italic" officeooo:rsid="0149706b" style:font-style-asian="italic" style:font-style-complex="italic"/>
    </style:style>
    <style:style style:name="T90" style:family="text">
      <style:text-properties officeooo:rsid="00a033b7"/>
    </style:style>
    <style:style style:name="T91" style:family="text">
      <style:text-properties officeooo:rsid="00a1ec1e"/>
    </style:style>
    <style:style style:name="T92" style:family="text">
      <style:text-properties officeooo:rsid="00a37559"/>
    </style:style>
    <style:style style:name="T93" style:family="text">
      <style:text-properties style:font-name="Liberation Serif" style:font-name-asian="Arial Unicode MS" style:font-name-complex="Arial Unicode MS"/>
    </style:style>
    <style:style style:name="T94" style:family="text">
      <style:text-properties style:font-name="Liberation Serif" officeooo:rsid="00b0031f" style:font-name-asian="Arial Unicode MS" style:font-name-complex="Arial Unicode MS"/>
    </style:style>
    <style:style style:name="T95" style:family="text">
      <style:text-properties style:font-name="Liberation Serif" officeooo:rsid="00b624dd" style:font-name-asian="Arial Unicode MS" style:font-name-complex="Arial Unicode MS"/>
    </style:style>
    <style:style style:name="T96" style:family="text">
      <style:text-properties style:font-name="Liberation Serif" officeooo:rsid="00c2803f" style:font-name-asian="Arial Unicode MS" style:font-name-complex="Arial Unicode MS"/>
    </style:style>
    <style:style style:name="T97" style:family="text">
      <style:text-properties style:font-name="Liberation Serif" officeooo:rsid="00a5e97d" style:font-name-asian="Arial Unicode MS" style:font-name-complex="Arial Unicode MS"/>
    </style:style>
    <style:style style:name="T98" style:family="text">
      <style:text-properties style:font-name="Liberation Serif" officeooo:rsid="00d04a02" style:font-name-asian="Arial Unicode MS" style:font-name-complex="Arial Unicode MS"/>
    </style:style>
    <style:style style:name="T99" style:family="text">
      <style:text-properties style:font-name="Liberation Serif" officeooo:rsid="00d545c2" style:font-name-asian="Arial Unicode MS" style:font-name-complex="Arial Unicode MS"/>
    </style:style>
    <style:style style:name="T100" style:family="text">
      <style:text-properties style:font-name="Liberation Serif" officeooo:rsid="00dbe1d2" style:font-name-asian="Arial Unicode MS" style:font-name-complex="Arial Unicode MS"/>
    </style:style>
    <style:style style:name="T101" style:family="text">
      <style:text-properties style:font-name="Liberation Serif" officeooo:rsid="00dcf16d" style:font-name-asian="Arial Unicode MS" style:font-name-complex="Arial Unicode MS"/>
    </style:style>
    <style:style style:name="T102" style:family="text">
      <style:text-properties style:font-name="Liberation Serif" fo:font-style="italic" style:font-name-asian="Arial Unicode MS" style:font-style-asian="italic" style:font-name-complex="Arial Unicode MS" style:font-style-complex="italic"/>
    </style:style>
    <style:style style:name="T103" style:family="text">
      <style:text-properties style:font-name="Liberation Serif" fo:font-style="italic" officeooo:rsid="00b0031f" style:font-name-asian="Arial Unicode MS" style:font-style-asian="italic" style:font-name-complex="Arial Unicode MS" style:font-style-complex="italic"/>
    </style:style>
    <style:style style:name="T104" style:family="text">
      <style:text-properties style:font-name="Liberation Serif" fo:font-style="italic" officeooo:rsid="00a5e97d" style:font-name-asian="Arial Unicode MS" style:font-style-asian="italic" style:font-name-complex="Arial Unicode MS" style:font-style-complex="italic"/>
    </style:style>
    <style:style style:name="T105" style:family="text">
      <style:text-properties style:font-name="Liberation Serif" fo:font-style="italic" officeooo:rsid="00dbe1d2" style:font-name-asian="Arial Unicode MS" style:font-style-asian="italic" style:font-name-complex="Arial Unicode MS" style:font-style-complex="italic"/>
    </style:style>
    <style:style style:name="T106" style:family="text">
      <style:text-properties style:font-name="Liberation Serif" fo:font-style="normal" style:font-name-asian="Arial Unicode MS" style:font-style-asian="normal" style:font-name-complex="Arial Unicode MS" style:font-style-complex="normal"/>
    </style:style>
    <style:style style:name="T107" style:family="text">
      <style:text-properties style:font-name="Liberation Serif" fo:font-style="normal" officeooo:rsid="00a5e97d" style:font-name-asian="Arial Unicode MS" style:font-style-asian="normal" style:font-name-complex="Arial Unicode MS" style:font-style-complex="normal"/>
    </style:style>
    <style:style style:name="T108" style:family="text">
      <style:text-properties officeooo:rsid="00a5e97d"/>
    </style:style>
    <style:style style:name="T109" style:family="text">
      <style:text-properties style:font-name="Courier New" officeooo:rsid="00a033b7"/>
    </style:style>
    <style:style style:name="T110" style:family="text">
      <style:text-properties style:font-name="Courier New" officeooo:rsid="00a033b7" style:font-name-asian="Liberation Serif2" style:font-name-complex="Liberation Serif2"/>
    </style:style>
    <style:style style:name="T111" style:family="text">
      <style:text-properties style:font-name="Courier New" officeooo:rsid="00a033b7" style:font-name-asian="Arial Unicode MS" style:font-name-complex="Arial Unicode MS"/>
    </style:style>
    <style:style style:name="T112" style:family="text">
      <style:text-properties style:font-name="Courier New" officeooo:rsid="00a4d53b" style:font-name-asian="Arial Unicode MS" style:font-name-complex="Arial Unicode MS"/>
    </style:style>
    <style:style style:name="T113" style:family="text">
      <style:text-properties style:font-name="Courier New" officeooo:rsid="00cb65f0"/>
    </style:style>
    <style:style style:name="T114" style:family="text">
      <style:text-properties style:font-name="Courier New" fo:font-style="normal" officeooo:rsid="00a033b7" style:font-style-asian="normal" style:font-style-complex="normal"/>
    </style:style>
    <style:style style:name="T115" style:family="text">
      <style:text-properties style:font-name="Courier New" fo:font-style="normal" officeooo:rsid="00e99d17" style:font-style-asian="normal" style:font-style-complex="normal"/>
    </style:style>
    <style:style style:name="T116" style:family="text">
      <style:text-properties style:font-name="Courier New" fo:font-style="normal" officeooo:rsid="00ed14a6" style:font-style-asian="normal" style:font-style-complex="normal"/>
    </style:style>
    <style:style style:name="T117" style:family="text">
      <style:text-properties style:font-name="Courier New" fo:font-style="normal" officeooo:rsid="00a033b7" style:font-name-asian="Liberation Serif2" style:font-style-asian="normal" style:font-name-complex="Liberation Serif2" style:font-style-complex="normal"/>
    </style:style>
    <style:style style:name="T118" style:family="text">
      <style:text-properties style:font-name="Courier New" fo:font-style="normal" officeooo:rsid="00e99d17" style:font-name-asian="Liberation Serif2" style:font-style-asian="normal" style:font-name-complex="Liberation Serif2" style:font-style-complex="normal"/>
    </style:style>
    <style:style style:name="T119" style:family="text">
      <style:text-properties style:font-name="Courier New" fo:font-style="normal" officeooo:rsid="00a033b7" style:font-name-asian="Arial Unicode MS" style:font-style-asian="normal" style:font-name-complex="Arial Unicode MS" style:font-style-complex="normal"/>
    </style:style>
    <style:style style:name="T120" style:family="text">
      <style:text-properties style:font-name="Courier New" fo:font-style="normal" officeooo:rsid="00a4d53b" style:font-name-asian="Arial Unicode MS" style:font-style-asian="normal" style:font-name-complex="Arial Unicode MS" style:font-style-complex="normal"/>
    </style:style>
    <style:style style:name="T121" style:family="text">
      <style:text-properties style:font-name="Courier New" fo:font-size="10pt" officeooo:rsid="00cb65f0" style:font-size-asian="10pt" style:font-size-complex="10pt"/>
    </style:style>
    <style:style style:name="T122" style:family="text">
      <style:text-properties officeooo:rsid="00ab18ca"/>
    </style:style>
    <style:style style:name="T123" style:family="text">
      <style:text-properties officeooo:rsid="00ade6c8"/>
    </style:style>
    <style:style style:name="T124" style:family="text">
      <style:text-properties officeooo:rsid="00b1c9b0"/>
    </style:style>
    <style:style style:name="T125" style:family="text">
      <style:text-properties officeooo:rsid="00b3d2a0"/>
    </style:style>
    <style:style style:name="T126" style:family="text">
      <style:text-properties officeooo:rsid="00b46b23"/>
    </style:style>
    <style:style style:name="T127" style:family="text">
      <style:text-properties officeooo:rsid="00b5ffb3"/>
    </style:style>
    <style:style style:name="T128" style:family="text">
      <style:text-properties fo:color="#ff0000" officeooo:rsid="00cb65f0"/>
    </style:style>
    <style:style style:name="T129" style:family="text">
      <style:text-properties fo:color="#ff0000" officeooo:rsid="00cc8ee2"/>
    </style:style>
    <style:style style:name="T130" style:family="text">
      <style:text-properties fo:color="#ff0000" officeooo:rsid="00ce8627"/>
    </style:style>
    <style:style style:name="T131" style:family="text">
      <style:text-properties officeooo:rsid="00b624dd"/>
    </style:style>
    <style:style style:name="T132" style:family="text">
      <style:text-properties fo:font-style="normal" style:font-style-asian="normal" style:font-style-complex="normal"/>
    </style:style>
    <style:style style:name="T133" style:family="text">
      <style:text-properties fo:font-style="normal" officeooo:rsid="00a033b7" style:font-style-asian="normal" style:font-style-complex="normal"/>
    </style:style>
    <style:style style:name="T134" style:family="text">
      <style:text-properties fo:font-style="normal" officeooo:rsid="00e96ece" style:font-style-asian="normal" style:font-style-complex="normal"/>
    </style:style>
    <style:style style:name="T135" style:family="text">
      <style:text-properties fo:font-style="normal" officeooo:rsid="012859dc" style:font-style-asian="normal" style:font-style-complex="normal"/>
    </style:style>
    <style:style style:name="T136" style:family="text">
      <style:text-properties fo:font-style="normal" officeooo:rsid="0129d8e4" style:font-style-asian="normal" style:font-style-complex="normal"/>
    </style:style>
    <style:style style:name="T137" style:family="text">
      <style:text-properties fo:font-style="normal" officeooo:rsid="0136302a" style:font-style-asian="normal" style:font-style-complex="normal"/>
    </style:style>
    <style:style style:name="T138" style:family="text">
      <style:text-properties fo:font-style="normal" officeooo:rsid="013db9dd" style:font-style-asian="normal" style:font-style-complex="normal"/>
    </style:style>
    <style:style style:name="T139" style:family="text">
      <style:text-properties fo:font-style="normal" officeooo:rsid="01425c2e" style:font-style-asian="normal" style:font-style-complex="normal"/>
    </style:style>
    <style:style style:name="T140" style:family="text">
      <style:text-properties fo:font-style="normal" officeooo:rsid="0142a7e1" style:font-style-asian="normal" style:font-style-complex="normal"/>
    </style:style>
    <style:style style:name="T141" style:family="text">
      <style:text-properties fo:font-style="normal" officeooo:rsid="0143813d" style:font-style-asian="normal" style:font-style-complex="normal"/>
    </style:style>
    <style:style style:name="T142" style:family="text">
      <style:text-properties fo:font-style="normal" officeooo:rsid="0143e2e5" style:font-style-asian="normal" style:font-style-complex="normal"/>
    </style:style>
    <style:style style:name="T143" style:family="text">
      <style:text-properties fo:font-style="normal" officeooo:rsid="01459922" style:font-style-asian="normal" style:font-style-complex="normal"/>
    </style:style>
    <style:style style:name="T144" style:family="text">
      <style:text-properties fo:font-style="normal" officeooo:rsid="01477853" style:font-style-asian="normal" style:font-style-complex="normal"/>
    </style:style>
    <style:style style:name="T145" style:family="text">
      <style:text-properties fo:font-style="normal" officeooo:rsid="0149706b" style:font-style-asian="normal" style:font-style-complex="normal"/>
    </style:style>
    <style:style style:name="T146" style:family="text">
      <style:text-properties fo:font-style="normal" officeooo:rsid="014c5835" style:font-style-asian="normal" style:font-style-complex="normal"/>
    </style:style>
    <style:style style:name="T147" style:family="text">
      <style:text-properties fo:font-style="normal" officeooo:rsid="015aebee" style:font-style-asian="normal" style:font-style-complex="normal"/>
    </style:style>
    <style:style style:name="T148" style:family="text">
      <style:text-properties fo:font-style="normal" officeooo:rsid="013022fb" style:font-style-asian="normal" style:font-style-complex="normal"/>
    </style:style>
    <style:style style:name="T149" style:family="text">
      <style:text-properties fo:font-style="normal" officeooo:rsid="015c66bc" style:font-style-asian="normal" style:font-style-complex="normal"/>
    </style:style>
    <style:style style:name="T150" style:family="text">
      <style:text-properties fo:font-style="normal" officeooo:rsid="015f22e4" style:font-style-asian="normal" style:font-style-complex="normal"/>
    </style:style>
    <style:style style:name="T151" style:family="text">
      <style:text-properties fo:font-style="normal" officeooo:rsid="0161f774" style:font-style-asian="normal" style:font-style-complex="normal"/>
    </style:style>
    <style:style style:name="T152" style:family="text">
      <style:text-properties fo:font-style="normal" officeooo:rsid="0164bdf0" style:font-style-asian="normal" style:font-style-complex="normal"/>
    </style:style>
    <style:style style:name="T153" style:family="text">
      <style:text-properties fo:font-style="normal" officeooo:rsid="0164c97b" style:font-style-asian="normal" style:font-style-complex="normal"/>
    </style:style>
    <style:style style:name="T154" style:family="text">
      <style:text-properties fo:font-style="normal" officeooo:rsid="01673d5c" style:font-style-asian="normal" style:font-style-complex="normal"/>
    </style:style>
    <style:style style:name="T155" style:family="text">
      <style:text-properties fo:font-style="normal" officeooo:rsid="0188a04d" style:font-style-asian="normal" style:font-style-complex="normal"/>
    </style:style>
    <style:style style:name="T156" style:family="text">
      <style:text-properties fo:font-style="normal" officeooo:rsid="012877aa" style:font-style-asian="normal" style:font-style-complex="normal"/>
    </style:style>
    <style:style style:name="T157" style:family="text">
      <style:text-properties fo:font-style="normal" officeooo:rsid="0162451d" style:font-style-asian="normal" style:font-style-complex="normal"/>
    </style:style>
    <style:style style:name="T158" style:family="text">
      <style:text-properties fo:font-style="normal" officeooo:rsid="018a8bce" style:font-style-asian="normal" style:font-style-complex="normal"/>
    </style:style>
    <style:style style:name="T159" style:family="text">
      <style:text-properties fo:font-style="normal" officeooo:rsid="018ad5a5" style:font-style-asian="normal" style:font-style-complex="normal"/>
    </style:style>
    <style:style style:name="T160" style:family="text">
      <style:text-properties fo:font-style="normal" officeooo:rsid="018bbc19" style:font-style-asian="normal" style:font-style-complex="normal"/>
    </style:style>
    <style:style style:name="T161" style:family="text">
      <style:text-properties fo:font-style="normal" officeooo:rsid="018d5925" style:font-style-asian="normal" style:font-style-complex="normal"/>
    </style:style>
    <style:style style:name="T162" style:family="text">
      <style:text-properties fo:font-style="normal" style:font-style-asian="normal" style:font-size-complex="10pt" style:font-style-complex="normal"/>
    </style:style>
    <style:style style:name="T163" style:family="text">
      <style:text-properties fo:font-style="normal" style:text-underline-style="solid" style:text-underline-width="auto" style:text-underline-color="font-color" officeooo:rsid="0164c97b" style:font-style-asian="normal" style:font-style-complex="normal"/>
    </style:style>
    <style:style style:name="T164" style:family="text">
      <style:text-properties fo:font-style="normal" style:text-underline-style="solid" style:text-underline-width="auto" style:text-underline-color="font-color" officeooo:rsid="0164bdf0" style:font-style-asian="normal" style:font-style-complex="normal"/>
    </style:style>
    <style:style style:name="T165" style:family="text">
      <style:text-properties officeooo:rsid="00b62f2b"/>
    </style:style>
    <style:style style:name="T166" style:family="text">
      <style:text-properties officeooo:rsid="00b9964b"/>
    </style:style>
    <style:style style:name="T167" style:family="text">
      <style:text-properties officeooo:rsid="00b9bbee"/>
    </style:style>
    <style:style style:name="T168" style:family="text">
      <style:text-properties officeooo:rsid="00bc9a5a"/>
    </style:style>
    <style:style style:name="T169" style:family="text">
      <style:text-properties officeooo:rsid="00bf7617"/>
    </style:style>
    <style:style style:name="T170" style:family="text">
      <style:text-properties officeooo:rsid="00c032ad"/>
    </style:style>
    <style:style style:name="T171" style:family="text">
      <style:text-properties officeooo:rsid="00c8af59"/>
    </style:style>
    <style:style style:name="T172" style:family="text">
      <style:text-properties officeooo:rsid="00cb65f0"/>
    </style:style>
    <style:style style:name="T173" style:family="text">
      <style:text-properties officeooo:rsid="00cc8ee2"/>
    </style:style>
    <style:style style:name="T174" style:family="text">
      <style:text-properties style:text-position="super 58%"/>
    </style:style>
    <style:style style:name="T175" style:family="text">
      <style:text-properties style:text-position="super 58%" officeooo:rsid="00ccf04e"/>
    </style:style>
    <style:style style:name="T176" style:family="text">
      <style:text-properties officeooo:rsid="00d04a02"/>
    </style:style>
    <style:style style:name="T177" style:family="text">
      <style:text-properties officeooo:rsid="00d661f4"/>
    </style:style>
    <style:style style:name="T178" style:family="text">
      <style:text-properties officeooo:rsid="00dcf16d"/>
    </style:style>
    <style:style style:name="T179" style:family="text">
      <style:text-properties officeooo:rsid="00dda6d6"/>
    </style:style>
    <style:style style:name="T180" style:family="text">
      <style:text-properties officeooo:rsid="00e03af4"/>
    </style:style>
    <style:style style:name="T181" style:family="text">
      <style:text-properties officeooo:rsid="00e56f94"/>
    </style:style>
    <style:style style:name="T182" style:family="text">
      <style:text-properties officeooo:rsid="00e96ece"/>
    </style:style>
    <style:style style:name="T183" style:family="text">
      <style:text-properties officeooo:rsid="00f2cc67"/>
    </style:style>
    <style:style style:name="T184" style:family="text">
      <style:text-properties officeooo:rsid="00f67926"/>
    </style:style>
    <style:style style:name="T185" style:family="text">
      <style:text-properties officeooo:rsid="00f97cec"/>
    </style:style>
    <style:style style:name="T186" style:family="text">
      <style:text-properties officeooo:rsid="00f9dc54"/>
    </style:style>
    <style:style style:name="T187" style:family="text">
      <style:text-properties officeooo:rsid="0106018e"/>
    </style:style>
    <style:style style:name="T188" style:family="text">
      <style:text-properties officeooo:rsid="01088726"/>
    </style:style>
    <style:style style:name="T189" style:family="text">
      <style:text-properties fo:font-weight="bold" officeooo:rsid="00f9dc54" style:font-weight-asian="bold" style:font-weight-complex="bold"/>
    </style:style>
    <style:style style:name="T190" style:family="text">
      <style:text-properties officeooo:rsid="0111fa32"/>
    </style:style>
    <style:style style:name="T191" style:family="text">
      <style:text-properties officeooo:rsid="01187e1e"/>
    </style:style>
    <style:style style:name="T192" style:family="text">
      <style:text-properties style:font-size-complex="10pt"/>
    </style:style>
    <style:style style:name="T193" style:family="text">
      <style:text-properties officeooo:rsid="0182c02c" style:font-size-complex="10pt"/>
    </style:style>
    <style:style style:name="T194" style:family="text">
      <style:text-properties officeooo:rsid="011a5a60"/>
    </style:style>
    <style:style style:name="T195" style:family="text">
      <style:text-properties officeooo:rsid="011aef48"/>
    </style:style>
    <style:style style:name="T196" style:family="text">
      <style:text-properties officeooo:rsid="01208c0a"/>
    </style:style>
    <style:style style:name="T197" style:family="text">
      <style:text-properties officeooo:rsid="01256dcd"/>
    </style:style>
    <style:style style:name="T198" style:family="text">
      <style:text-properties officeooo:rsid="0130e70e"/>
    </style:style>
    <style:style style:name="T199" style:family="text">
      <style:text-properties officeooo:rsid="0133ba06"/>
    </style:style>
    <style:style style:name="T200" style:family="text">
      <style:text-properties officeooo:rsid="01356dd0"/>
    </style:style>
    <style:style style:name="T201" style:family="text">
      <style:text-properties officeooo:rsid="0136302a"/>
    </style:style>
    <style:style style:name="T202" style:family="text">
      <style:text-properties officeooo:rsid="0136cea1"/>
    </style:style>
    <style:style style:name="T203" style:family="text">
      <style:text-properties officeooo:rsid="01386cb2"/>
    </style:style>
    <style:style style:name="T204" style:family="text">
      <style:text-properties fo:color="#ff3333" fo:font-style="normal" fo:font-weight="bold" officeooo:rsid="013022fb" style:font-style-asian="normal" style:font-weight-asian="bold" style:font-style-complex="normal" style:font-weight-complex="bold"/>
    </style:style>
    <style:style style:name="T205" style:family="text">
      <style:text-properties fo:color="#ff3333" fo:font-style="normal" fo:font-weight="bold" officeooo:rsid="0164bdf0" style:font-style-asian="normal" style:font-weight-asian="bold" style:font-style-complex="normal" style:font-weight-complex="bold"/>
    </style:style>
    <style:style style:name="T206" style:family="text">
      <style:text-properties fo:color="#ff3333" fo:font-weight="bold" officeooo:rsid="0164bdf0" style:font-weight-asian="bold" style:font-weight-complex="bold"/>
    </style:style>
    <style:style style:name="T207" style:family="text">
      <style:text-properties officeooo:rsid="0156ca84"/>
    </style:style>
    <style:style style:name="T208" style:family="text">
      <style:text-properties style:text-line-through-style="none" style:text-line-through-type="none"/>
    </style:style>
    <style:style style:name="T209" style:family="text">
      <style:text-properties style:text-line-through-style="none" style:text-line-through-type="none" officeooo:rsid="016aaabc"/>
    </style:style>
    <style:style style:name="T210" style:family="text">
      <style:text-properties style:text-line-through-style="none" style:text-line-through-type="none" officeooo:rsid="016b30ff"/>
    </style:style>
    <style:style style:name="T211" style:family="text">
      <style:text-properties style:text-line-through-style="none" style:text-line-through-type="none" officeooo:rsid="017d4141"/>
    </style:style>
    <style:style style:name="T212" style:family="text">
      <style:text-properties officeooo:rsid="016d8c63"/>
    </style:style>
    <style:style style:name="T213" style:family="text">
      <style:text-properties officeooo:rsid="01734ed3"/>
    </style:style>
    <style:style style:name="T214" style:family="text">
      <style:text-properties officeooo:rsid="012877aa"/>
    </style:style>
    <style:style style:name="T215" style:family="text">
      <style:text-properties officeooo:rsid="0168ad21"/>
    </style:style>
    <style:style style:name="T216" style:family="text">
      <style:text-properties officeooo:rsid="0162451d"/>
    </style:style>
    <style:style style:name="T217" style:family="text">
      <style:text-properties officeooo:rsid="0164bdf0"/>
    </style:style>
    <style:style style:name="T218" style:family="text">
      <style:text-properties officeooo:rsid="0164c97b"/>
    </style:style>
    <style:style style:name="T219" style:family="text">
      <style:text-properties style:text-underline-style="solid" style:text-underline-width="auto" style:text-underline-color="font-color" officeooo:rsid="0164c97b"/>
    </style:style>
    <style:style style:name="T220" style:family="text">
      <style:text-properties style:text-underline-style="solid" style:text-underline-width="auto" style:text-underline-color="font-color" officeooo:rsid="0164bdf0"/>
    </style:style>
    <style:style style:name="T221" style:family="text">
      <style:text-properties officeooo:rsid="018ee62a"/>
    </style:style>
    <style:style style:name="T222" style:family="text">
      <style:text-properties officeooo:rsid="0191f6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803cm" fo:text-indent="-0.635cm" fo:margin-left="1.80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38cm" fo:text-indent="-0.635cm" fo:margin-left="2.43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73cm" fo:text-indent="-0.635cm" fo:margin-left="3.07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08cm" fo:text-indent="-0.635cm" fo:margin-left="3.7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43cm" fo:text-indent="-0.635cm" fo:margin-left="4.34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78cm" fo:text-indent="-0.635cm" fo:margin-left="4.97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13cm" fo:text-indent="-0.635cm" fo:margin-left="5.61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48cm" fo:text-indent="-0.635cm" fo:margin-left="6.24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83cm" fo:text-indent="-0.635cm" fo:margin-left="6.88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18cm" fo:text-indent="-0.635cm" fo:margin-left="7.518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text:span text:style-name="T2">p</text:span>yftpsync</text:p>
      <text:p text:style-name="P87">Specific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4"><text:a xlink:type="simple" xlink:href="#__RefHeading___Toc1023_787258444" text:style-name="Index_20_Link" text:visited-style-name="Index_20_Link">Overview<text:tab/>2</text:a></text:p>
          <text:p text:style-name="P114"><text:a xlink:type="simple" xlink:href="#__RefHeading___Toc1025_787258444" text:style-name="Index_20_Link" text:visited-style-name="Index_20_Link">Requirements<text:tab/>3</text:a></text:p>
          <text:p text:style-name="P116"><text:a xlink:type="simple" xlink:href="#__RefHeading___Toc1027_787258444" text:style-name="Index_20_Link" text:visited-style-name="Index_20_Link">Extensibility<text:tab/>3</text:a></text:p>
          <text:p text:style-name="P116"><text:a xlink:type="simple" xlink:href="#__RefHeading___Toc1029_787258444" text:style-name="Index_20_Link" text:visited-style-name="Index_20_Link">Performance<text:tab/>3</text:a></text:p>
          <text:p text:style-name="P116"><text:a xlink:type="simple" xlink:href="#__RefHeading___Toc1031_787258444" text:style-name="Index_20_Link" text:visited-style-name="Index_20_Link">Robustness<text:tab/>3</text:a></text:p>
          <text:p text:style-name="P116"><text:a xlink:type="simple" xlink:href="#__RefHeading___Toc2226_1092941337" text:style-name="Index_20_Link" text:visited-style-name="Index_20_Link">File System Encoding and Restrictions<text:tab/>4</text:a></text:p>
          <text:p text:style-name="P116"><text:a xlink:type="simple" xlink:href="#__RefHeading___Toc1473_209583328" text:style-name="Index_20_Link" text:visited-style-name="Index_20_Link">Compatibility and Requirements<text:tab/>4</text:a></text:p>
          <text:p text:style-name="P116"><text:a xlink:type="simple" xlink:href="#__RefHeading___Toc1273_787258444" text:style-name="Index_20_Link" text:visited-style-name="Index_20_Link">Usability and Consistency<text:tab/>4</text:a></text:p>
          <text:p text:style-name="P114"><text:a xlink:type="simple" xlink:href="#__RefHeading___Toc1033_787258444" text:style-name="Index_20_Link" text:visited-style-name="Index_20_Link">Algorithm<text:tab/>5</text:a></text:p>
          <text:p text:style-name="P116"><text:a xlink:type="simple" xlink:href="#__RefHeading___Toc1475_209583328" text:style-name="Index_20_Link" text:visited-style-name="Index_20_Link">File Entry Properties and Metadata<text:tab/>5</text:a></text:p>
          <text:p text:style-name="P115"><text:a xlink:type="simple" xlink:href="#__RefHeading___Toc2553_469076640" text:style-name="Index_20_Link" text:visited-style-name="Index_20_Link">Example of a Local .pyftpsync-meta.json After a Synchronization<text:tab/>6</text:a></text:p>
          <text:p text:style-name="P115"><text:a xlink:type="simple" xlink:href="#__RefHeading___Toc1872_520408170" text:style-name="Index_20_Link" text:visited-style-name="Index_20_Link">mtime on FTP Servers<text:tab/>6</text:a></text:p>
          <text:p text:style-name="P115"><text:a xlink:type="simple" xlink:href="#__RefHeading___Toc2555_469076640" text:style-name="Index_20_Link" text:visited-style-name="Index_20_Link">Example of a .pyftpsync-meta.json on a Remote FTP Server After a Synchronization<text:tab/>7</text:a></text:p>
          <text:p text:style-name="P115"><text:a xlink:type="simple" xlink:href="#__RefHeading___Toc1766_520408170" text:style-name="Index_20_Link" text:visited-style-name="Index_20_Link">Glossary<text:tab/>7</text:a></text:p>
          <text:p text:style-name="P116"><text:a xlink:type="simple" xlink:href="#__RefHeading___Toc1477_209583328" text:style-name="Index_20_Link" text:visited-style-name="Index_20_Link">Classification of Entries and Pairs<text:tab/>8</text:a></text:p>
          <text:p text:style-name="P116"><text:a xlink:type="simple" xlink:href="#__RefHeading___Toc1479_209583328" text:style-name="Index_20_Link" text:visited-style-name="Index_20_Link">Determining the Synchronization Action<text:tab/>9</text:a></text:p>
          <text:p text:style-name="P115"><text:a xlink:type="simple" xlink:href="#__RefHeading___Toc1878_245841295" text:style-name="Index_20_Link" text:visited-style-name="Index_20_Link">Bi-Directional Synchronization<text:tab/>9</text:a></text:p>
          <text:p text:style-name="P117"><text:a xlink:type="simple" xlink:href="#__RefHeading___Toc2721_408069982" text:style-name="Index_20_Link" text:visited-style-name="Index_20_Link">Standard Case: Metadata is Available<text:tab/>9</text:a></text:p>
          <text:p text:style-name="P117"><text:a xlink:type="simple" xlink:href="#__RefHeading___Toc2969_408069982" text:style-name="Index_20_Link" text:visited-style-name="Index_20_Link">Special Case: No Metadata Available<text:tab/>10</text:a></text:p>
          <text:p text:style-name="P117"><text:a xlink:type="simple" xlink:href="#__RefHeading___Toc2723_408069982" text:style-name="Index_20_Link" text:visited-style-name="Index_20_Link">Special Case: Directories<text:tab/>10</text:a></text:p>
          <text:p text:style-name="P115"><text:a xlink:type="simple" xlink:href="#__RefHeading___Toc1481_209583328" text:style-name="Index_20_Link" text:visited-style-name="Index_20_Link">Upload Synchronization<text:tab/>11</text:a></text:p>
          <text:p text:style-name="P115"><text:a xlink:type="simple" xlink:href="#__RefHeading___Toc1308_787258444" text:style-name="Index_20_Link" text:visited-style-name="Index_20_Link">Download Synchronization<text:tab/>11</text:a></text:p>
          <text:p text:style-name="P114"><text:a xlink:type="simple" xlink:href="#__RefHeading___Toc2228_1092941337" text:style-name="Index_20_Link" text:visited-style-name="Index_20_Link">File System Encoding and Restrictions (v3.0)<text:tab/>12</text:a></text:p>
          <text:p text:style-name="P114"><text:a xlink:type="simple" xlink:href="#__RefHeading___Toc1312_787258444" text:style-name="Index_20_Link" text:visited-style-name="Index_20_Link">Command Line Interface<text:tab/>15</text:a></text:p>
          <text:p text:style-name="P114"><text:a xlink:type="simple" xlink:href="#__RefHeading___Toc2605_469076640" text:style-name="Index_20_Link" text:visited-style-name="Index_20_Link">Appendix 1: Test Fixture<text:tab/>16</text:a></text:p>
        </text:index-body>
      </text:table-of-content>
      <text:p text:style-name="P1"/>
      <text:h text:style-name="P120" text:outline-level="1"><text:bookmark-start text:name="__RefHeading___Toc1023_787258444"/>Overview<text:bookmark-end text:name="__RefHeading___Toc1023_787258444"/></text:h>
      <text:p text:style-name="P2">Pyftpsync is an open source project that allows to synchronize <text:span text:style-name="T191">directories</text:span> over FTP<text:span text:style-name="T191">(S) and file system access</text:span>.</text:p>
      <text:p text:style-name="P2">Copyright © 2012-201<text:span text:style-name="T196">9</text:span> Martin Wendt, free for use according to the <text:a xlink:type="simple" xlink:href="http://www.opensource.org/licenses/mit-license.php" text:style-name="Internet_20_link" text:visited-style-name="Visited_20_Internet_20_Link">MIT license</text:a>.</text:p>
      <text:list xml:id="list3430511964" text:style-name="L1">
        <text:list-item>
          <text:p text:style-name="P129">This is a command line tool…</text:p>
        </text:list-item>
        <text:list-item>
          <text:p text:style-name="P129">… and a library for use in your Python projects.</text:p>
        </text:list-item>
        <text:list-item>
          <text:p text:style-name="P129">Upload, download, and bi-directional sync<text:span text:style-name="T171">hronization</text:span> mode.</text:p>
        </text:list-item>
        <text:list-item>
          <text:p text:style-name="P129">Allows FTP-to-FTP and Filesystem-to-Filesystem synchronization as well.</text:p>
        </text:list-item>
        <text:list-item>
          <text:p text:style-name="P129">Architecture is open to add other target types.</text:p>
        </text:list-item>
      </text:list>
      <text:p text:style-name="P2"><text:span text:style-name="T40">The project is maintained on GitHub:</text:span> <text:a xlink:type="simple" xlink:href="https://github.com/mar10/pyftpsync" text:style-name="Internet_20_link" text:visited-style-name="Visited_20_Internet_20_Link">https://github.com/mar10/pyftpsync</text:a>.<text:line-break/><text:span text:style-name="T40">Feedback and contributions are welcome.</text:span></text:p>
      <text:h text:style-name="P123" text:outline-level="1"><text:bookmark-start text:name="__RefHeading___Toc1025_787258444"/>Requirements<text:bookmark-end text:name="__RefHeading___Toc1025_787258444"/></text:h>
      <text:p text:style-name="P10"><text:span text:style-name="T15">D</text:span><text:span text:style-name="T3">esign goals and derived decisions.</text:span></text:p>
      <text:h text:style-name="Heading_20_2" text:outline-level="2"><text:bookmark-start text:name="__RefHeading___Toc1027_787258444"/>Extensibility<text:bookmark-end text:name="__RefHeading___Toc1027_787258444"/></text:h>
      <text:p text:style-name="P8">pyftpsync is designed as <text:span text:style-name="T39">a</text:span> Python library in the first place. The command line interface is an application use case that builds on this.<text:line-break/><text:span text:style-name="T38">This approach also allows for easy automated testing.</text:span></text:p>
      <text:p text:style-name="P8">The architecture should <text:span text:style-name="T53">be easy to </text:span>exten<text:span text:style-name="T53">d</text:span>, for example add new target types <text:span text:style-name="T38">(think </text:span>TFTP, <text:span text:style-name="T191">WebDAV,</text:span> or <text:span text:style-name="T38">Google Drive API).</text:span></text:p>
      <text:h text:style-name="Heading_20_2" text:outline-level="2"><text:bookmark-start text:name="__RefHeading___Toc1029_787258444"/>Performance<text:bookmark-end text:name="__RefHeading___Toc1029_787258444"/></text:h>
      <text:p text:style-name="P6"><text:span text:style-name="T5">The </text:span><text:span text:style-name="T16">synchronization process</text:span><text:span text:style-name="T5"> should be r</text:span><text:span text:style-name="T3">eason</text:span><text:span text:style-name="T4">a</text:span><text:span text:style-name="T3">bly fast.</text:span></text:p>
      <text:p text:style-name="P6"><text:span text:style-name="T5">FTP servers (in general) don't support sending etags or CRC checksums with a dir listing.<text:line-break/></text:span><text:span text:style-name="T6">Since calculating CRCs on a remote server would require slow downloads, we rely on file sizes and modification times to detect changes.<text:line-break/></text:span><text:span text:style-name="T16">This implies that ML</text:span><text:span text:style-name="T17">S</text:span><text:span text:style-name="T16">T support is a requirement for FTP servers.</text:span></text:p>
      <text:h text:style-name="P125" text:outline-level="2"><text:bookmark-start text:name="__RefHeading___Toc1031_787258444"/>Robustness<text:bookmark-end text:name="__RefHeading___Toc1031_787258444"/></text:h>
      <text:p text:style-name="Text_20_body"><text:span text:style-name="T5">We need to deal with </text:span><text:span text:style-name="T8">some special scenarios</text:span></text:p>
      <text:list xml:id="list3222834742" text:style-name="L2">
        <text:list-item>
          <text:p text:style-name="P140"><text:span text:style-name="T3">Local or remote files may be </text:span><text:span text:style-name="T9">modified</text:span><text:span text:style-name="T3">, added, or removed </text:span><text:span text:style-name="T30">by users </text:span><text:span text:style-name="T3">at any time, so the </text:span><text:span text:style-name="T8">metadata stored by</text:span><text:span text:style-name="T3"> pyftpsync become</text:span><text:span text:style-name="T8">s</text:span><text:span text:style-name="T3"> invalid.<text:line-break/>→</text:span><text:span text:style-name="T30"> we have to detect invalidated metadata</text:span></text:p>
        </text:list-item>
        <text:list-item>
          <text:p text:style-name="P130">Files may be modified without changing the file size.<text:line-break/>→<text:span text:style-name="T41"> we will not rely on this value to check for equality (but use it to pre-check for inequality).</text:span></text:p>
        </text:list-item>
        <text:list-item>
          <text:p text:style-name="P132">It may even be possible that a file content has changed without changing the modification time, but this would require some explicit file time manipulation by the user (or occur in very unlikely cases, where the system clock is set).<text:line-break/>→ we will still rely on the file time to detect modifications, but maybe add an option for binary comparisons / CRCs in the future.</text:p>
        </text:list-item>
        <text:list-item>
          <text:p text:style-name="P142"><text:span text:style-name="T3">File</text:span><text:span text:style-name="T18">s</text:span><text:span text:style-name="T3"> may be changed on both targets </text:span><text:span text:style-name="T18">between t</text:span><text:span text:style-name="T30">w</text:span><text:span text:style-name="T18">o synchronizations</text:span><text:span text:style-name="T3">:<text:line-break/>→</text:span><text:span text:style-name="T18"> </text:span><text:span text:style-name="T3">We need </text:span><text:span text:style-name="T10">to </text:span><text:span text:style-name="T13">identify conflicts and offer</text:span><text:span text:style-name="T10"> different </text:span><text:span text:style-name="T3">conflict resolution </text:span><text:span text:style-name="T10">strategies</text:span><text:span text:style-name="T3">.</text:span></text:p>
        </text:list-item>
        <text:list-item>
          <text:p text:style-name="P131">System clock of server and client may be out of sync by a few seconds or minutes. <text:line-break/>Server and client may also use different time zones.<text:line-break/>→<text:span text:style-name="T92"> always use GMT time, probe the server for a time delta, and use an epsilon when comparing times.</text:span></text:p>
        </text:list-item>
        <text:list-item>
          <text:p text:style-name="P133"><text:soft-page-break/>One local folder may be synchronized with different remote targets. Likewise, one remote target may be used by different clients.<text:line-break/><text:span text:style-name="T42">→ metadata must be stored per peer id</text:span></text:p>
        </text:list-item>
        <text:list-item>
          <text:p text:style-name="P134">Different pyftpsync jobs may run at the same time.<text:line-break/>For example two clients sync<text:span text:style-name="T91">hronize</text:span> with the same remote target (or one remote target is a sub folder of the other). <text:span text:style-name="T42">This may lead to corrupt data.</text:span><text:line-break/>→<text:span text:style-name="T42"> some sort of locking would help</text:span></text:p>
        </text:list-item>
        <text:list-item>
          <text:p text:style-name="P135">A pyftpsync job may be interrupted by Ctrl-C, FTP server problems, missing permissions, programming errors, network errors, etc.<text:line-break/>→<text:span text:style-name="T92"> </text:span>We should try to prevent or repair inconsistent source files, metadata, or stale locks.</text:p>
        </text:list-item>
      </text:list>
      <text:h text:style-name="P126" text:outline-level="2"><text:bookmark-start text:name="__RefHeading___Toc2226_1092941337"/>File System Encoding and Restrictions<text:bookmark-end text:name="__RefHeading___Toc2226_1092941337"/></text:h>
      <text:p text:style-name="P7"><text:span text:style-name="T34">FTP servers and file systems </text:span><text:span text:style-name="T36">may </text:span><text:span text:style-name="T34">use different encodings for folders and file names</text:span><text:span text:style-name="T3">.<text:line-break/></text:span><text:span text:style-name="T35">Targets may also define </text:span><text:span text:style-name="T34">a maximum </text:span><text:span text:style-name="T35">length for resource paths or have different sets of disallowed characters.</text:span></text:p>
      <text:p text:style-name="P33"><text:span text:style-name="T35">W</text:span><text:span text:style-name="T3">e should try to handle those potential conflicts in a transparent and predictable way. </text:span><text:span text:style-name="T37">See `</text:span><text:span text:style-name="T37"><text:bookmark-ref text:reference-format="text" text:ref-name="__RefHeading___Toc2228_1092941337">File System Encoding and Restrictions</text:bookmark-ref></text:span><text:span text:style-name="T37">` </text:span><text:span text:style-name="T37"><text:bookmark-ref text:reference-format="direction" text:ref-name="__RefHeading___Toc2228_1092941337">below</text:bookmark-ref></text:span><text:span text:style-name="T37">.</text:span></text:p>
      <text:h text:style-name="Heading_20_2" text:outline-level="2"><text:bookmark-start text:name="__RefHeading___Toc1473_209583328"/>Compatibility <text:span text:style-name="T191">and Requirements</text:span><text:bookmark-end text:name="__RefHeading___Toc1473_209583328"/></text:h>
      <text:p text:style-name="P4">We want to support as many platforms and impose as few <text:span text:style-name="T167">pre-conditions or restrictions</text:span> as possible.</text:p>
      <text:p text:style-name="P5">There should be no need to have a watchdog service running on the server or client.</text:p>
      <text:h text:style-name="Heading_20_2" text:outline-level="2"><text:bookmark-start text:name="__RefHeading___Toc1273_787258444"/><text:span text:style-name="T7">Usability</text:span><text:span text:style-name="T3"> and </text:span><text:span text:style-name="T6">C</text:span><text:span text:style-name="T3">ons</text:span><text:span text:style-name="T6">i</text:span><text:span text:style-name="T3">stency</text:span><text:bookmark-end text:name="__RefHeading___Toc1273_787258444"/></text:h>
      <text:p text:style-name="P9"><text:span text:style-name="T3">Synchronization is technically tricky, but </text:span><text:span text:style-name="T14">may </text:span><text:span text:style-name="T3">also be confusing even if implemented correctly.<text:line-break/>The interface should be clear and provide transparent information to avoid accidental misuse:</text:span></text:p>
      <text:list xml:id="list3795222611" text:style-name="L3">
        <text:list-item>
          <text:p text:style-name="P136">Use terms “Local” / “Remote” consistently.</text:p>
        </text:list-item>
        <text:list-item>
          <text:p text:style-name="P143"><text:span text:style-name="T3">Support dry-run </text:span><text:span text:style-name="T13">mode.</text:span></text:p>
        </text:list-item>
        <text:list-item>
          <text:p text:style-name="P144"><text:span text:style-name="T13">'</text:span><text:span text:style-name="T3">upload' mode never modifies local target. Likewise 'download' mode never modifies remote target.</text:span></text:p>
        </text:list-item>
        <text:list-item>
          <text:p text:style-name="P139">Use defensive defaults.</text:p>
        </text:list-item>
        <text:list-item>
          <text:p text:style-name="P139">Display understandable information on conflicts.</text:p>
        </text:list-item>
      </text:list>
      <text:h text:style-name="P124" text:outline-level="1"><text:bookmark-start text:name="__RefHeading___Toc1033_787258444"/>Algorithm<text:bookmark-end text:name="__RefHeading___Toc1033_787258444"/></text:h>
      <text:list xml:id="list338754896" text:style-name="L4">
        <text:list-item>
          <text:p text:style-name="P137"><text:span text:style-name="T167">Instantiate</text:span> two target <text:span text:style-name="T167">objects</text:span> (local and remote), <text:span text:style-name="T167">derived from the </text:span><text:span text:style-name="mw_5f_inline_5f_code">_Target</text:span><text:span text:style-name="T167"> class.</text:span></text:p>
        </text:list-item>
        <text:list-item>
          <text:p text:style-name="P138">Define a synchronizer (upload, download, or bi-directional), <text:span text:style-name="T167">derived from the </text:span><text:span text:style-name="mw_5f_inline_5f_code">_BaseSynchronizer</text:span> <text:span text:style-name="T167">class.</text:span></text:p>
        </text:list-item>
        <text:list-item>
          <text:p text:style-name="P141"><text:span text:style-name="T3">Call </text:span><text:span text:style-name="mw_5f_inline_5f_code"><text:span text:style-name="T192">synchronizer.run()</text:span></text:span></text:p>
          <text:list>
            <text:list-item>
              <text:p text:style-name="P165"><text:span text:style-name="T3">Walk both target trees and find matching/new/missing entr</text:span><text:span text:style-name="T31">y pairs.</text:span><text:span text:style-name="T3"><text:line-break/></text:span><text:span text:style-name="T11">Also </text:span><text:span text:style-name="T31">optionally </text:span><text:span text:style-name="T11">apply inclusion/exclusion filter </text:span><text:span text:style-name="T31">patterns.</text:span></text:p>
            </text:list-item>
            <text:list-item>
              <text:p text:style-name="P166">Classify entries (Existing? Modified since last sync?)</text:p>
            </text:list-item>
            <text:list-item>
              <text:p text:style-name="P167"><text:span text:style-name="T3">Classify </text:span><text:span text:style-name="T11">entry pairs </text:span><text:span text:style-name="T12">and c</text:span><text:span text:style-name="T11">all handler, for example </text:span><text:span text:style-name="mw_5f_inline_5f_code"><text:span text:style-name="T192">synchronizer.sync_older_local_file(local, remote)</text:span></text:span></text:p>
            </text:list-item>
          </text:list>
        </text:list-item>
        <text:list-item>
          <text:p text:style-name="P118">Dump statistics</text:p>
        </text:list-item>
      </text:list>
      <text:h text:style-name="Heading_20_2" text:outline-level="2"><text:bookmark-start text:name="__RefHeading___Toc1475_209583328"/>File Entr<text:span text:style-name="T75">y Properties</text:span> <text:span text:style-name="T52">and Metadata</text:span><text:bookmark-end text:name="__RefHeading___Toc1475_209583328"/></text:h>
      <text:p text:style-name="P11">For every entry we need to know</text:p>
      <text:list xml:id="list2675819450" text:style-name="L5">
        <text:list-item>
          <text:p text:style-name="P145"><text:span text:style-name="T168">Current </text:span>file size <text:span text:style-name="T44">and file modification time as reported by the file system</text:span></text:p>
        </text:list-item>
        <text:list-item>
          <text:p text:style-name="P146">timestamp of last <text:span text:style-name="T74">successful, not-dry-run </text:span>synchronization <text:span text:style-name="T44">(if any)</text:span></text:p>
        </text:list-item>
        <text:list-item>
          <text:p text:style-name="P145">file size and <text:span text:style-name="T43">file modification time</text:span> at the time of last synchronization<text:line-break/><text:span text:style-name="T44">This values may be None if the file did not exist at that time.</text:span></text:p>
        </text:list-item>
      </text:list>
      <text:p text:style-name="Text_20_body">The information of 2.) and 3.) is stored as additional metadata.<text:line-break/>This also allows to detect files that have been deleted since last synchronization, because they will still appear in the metadata.</text:p>
      <text:p text:style-name="P17">Metadata for file status at <text:span text:style-name="T170">the </text:span>last synchronization time is always stored <text:span text:style-name="T77">in a text file named `.pyftpsync-meta.json` inside</text:span> the <text:span text:style-name="T78">local</text:span> folder, <text:span text:style-name="T77">because</text:span> it is more likely that we have write access here.</text:p>
      <text:p text:style-name="P17">The metadata <text:span text:style-name="T54">is used to detect conflicts, i.e. we want to tell if files have bee modified since the last synchronization. Because a target may be synchronized with different peers, we must maintain the data sets per peer.</text:span></text:p>
      <text:p text:style-name="P18">Metadata is stored in JSON text format, normally in a compact version. For debugging a verbose version can be activated, which is indented and includes string formatted <text:span text:style-name="T170">date </text:span>fields.</text:p>
      <text:h text:style-name="P174" text:outline-level="3"><text:bookmark-start text:name="__RefHeading___Toc2553_469076640"/>Example of a <text:span text:style-name="T194">Local</text:span> .<text:span text:style-name="T77">pyftpsync-meta.json</text:span> <text:span text:style-name="T194">After a Synchronization</text:span><text:bookmark-end text:name="__RefHeading___Toc2553_469076640"/></text:h>
      <text:p text:style-name="Text_20_body">(showing the verbose format):</text:p>
      <text:p text:style-name="P99">{</text:p>
      <text:p text:style-name="P99"><text:s text:c="4"/>"_disclaimer": "Generated by https://github.com/mar10/pyftpsync", </text:p>
      <text:p text:style-name="P99"><text:s text:c="4"/>"_file_version": 2, </text:p>
      <text:p text:style-name="P99"><text:s text:c="4"/>"_time": 1470750669.0, </text:p>
      <text:p text:style-name="P99"><text:s text:c="4"/>"_time_str": "Tue Aug <text:s/>9 16:51:09 2016", </text:p>
      <text:p text:style-name="P99"><text:s text:c="4"/>"_version": "1.1.0", </text:p>
      <text:p text:style-name="P99"><text:s text:c="4"/>"mtimes": {}, </text:p>
      <text:p text:style-name="P99"><text:s text:c="4"/>"peer_sync": {</text:p>
      <text:p text:style-name="P99"><text:s text:c="8"/>"www.example.com/test_pyftpsync": {</text:p>
      <text:p text:style-name="P99"><text:s text:c="12"/>":last_sync": 1470754266.689334, </text:p>
      <text:p text:style-name="P99"><text:s text:c="12"/>":last_sync_str": "Tue Aug <text:s/>9 16:51:06 2016", </text:p>
      <text:p text:style-name="P99"><text:s text:c="12"/>"a.txt": {</text:p>
      <text:p text:style-name="P99"><text:s text:c="16"/>"m": 1418577067.0, </text:p>
      <text:p text:style-name="P99"><text:s text:c="16"/>"mtime_str": "Sun Dec 14 18:11:07 2014", </text:p>
      <text:p text:style-name="P99"><text:s text:c="16"/>"s": 56, </text:p>
      <text:p text:style-name="P99"><text:s text:c="16"/>"u": 1470730157.237741, </text:p>
      <text:p text:style-name="P99"><text:s text:c="16"/>"uploaded_str": "Tue Aug <text:s/>9 10:09:17 2016"</text:p>
      <text:p text:style-name="P99"><text:s text:c="12"/>}, </text:p>
      <text:p text:style-name="P99"><text:s text:c="12"/>"b.txt": {</text:p>
      <text:p text:style-name="P99"><text:s text:c="16"/>"m": 1418577087.0, </text:p>
      <text:p text:style-name="P99"><text:s text:c="16"/>"mtime_str": "Sun Dec 14 18:11:27 2014", </text:p>
      <text:p text:style-name="P99"><text:s text:c="16"/>"s": 69, </text:p>
      <text:p text:style-name="P99"><text:s text:c="16"/>"u": 1470730157.452979, </text:p>
      <text:p text:style-name="P99"><text:s text:c="16"/>"uploaded_str": "Tue Aug <text:s/>9 10:09:17 2016"</text:p>
      <text:p text:style-name="P99"><text:s text:c="12"/>}</text:p>
      <text:p text:style-name="P99"><text:s text:c="8"/>}</text:p>
      <text:p text:style-name="P99"><text:s text:c="4"/>}</text:p>
      <text:p text:style-name="P99">}</text:p>
      <text:h text:style-name="P170" text:outline-level="3"><text:bookmark-start text:name="__RefHeading___Toc1872_520408170"/>mtime on FTP <text:span text:style-name="T76">S</text:span>ervers<text:bookmark-end text:name="__RefHeading___Toc1872_520408170"/></text:h>
      <text:p text:style-name="P19">On FTP targets there is an additional <text:span text:style-name="T75">global section in the metadata </text:span>that holds the <text:span text:style-name="T75">original </text:span>modif<text:span text:style-name="T56">ication</text:span> time<text:span text:style-name="T56">s of the uploaded files.<text:line-break/>This is required, because FTP servers will always set file time to the upload time.</text:span></text:p>
      <text:p text:style-name="P20">This information is stored by the client on the <text:span text:style-name="T78">remote</text:span> server, whenever a file is uploaded.</text:p>
      <text:p text:style-name="P14"><text:span text:style-name="T25">We must </text:span><text:span text:style-name="T3">discard those entries, when a file was modified by another client than pyftpsync.<text:line-break/></text:span><text:span text:style-name="T29">In order to detect external changes, we also store the update time and size and check if the current size had changed, or if the current mtime is later than the last upload time.</text:span></text:p>
      <text:h text:style-name="P173" text:outline-level="3"><text:bookmark-start text:name="__RefHeading___Toc2555_469076640"/>Example of a .pyftpsync-meta.json on a <text:span text:style-name="T195">R</text:span>emote FTP <text:span text:style-name="T195">S</text:span>erver <text:span text:style-name="T195">A</text:span>fter a <text:span text:style-name="T195">S</text:span>ynchronization<text:bookmark-end text:name="__RefHeading___Toc2555_469076640"/></text:h>
      <text:p text:style-name="P32">(showing the verbose format):</text:p>
      <text:p text:style-name="P100">{</text:p>
      <text:p text:style-name="P100"><text:s text:c="4"/>"_disclaimer": "Generated by https://github.com/mar10/pyftpsync", </text:p>
      <text:p text:style-name="P100"><text:s text:c="4"/>"_file_version": 2, </text:p>
      <text:p text:style-name="P100"><text:s text:c="4"/>"_time": 1470750669.0, </text:p>
      <text:p text:style-name="P100"><text:s text:c="4"/>"_time_str": "Tue Aug <text:s/>9 16:51:09 2016", </text:p>
      <text:p text:style-name="P100"><text:s text:c="4"/>"_version": "1.1.0", </text:p>
      <text:p text:style-name="P100"><text:s text:c="4"/>"mtimes": {</text:p>
      <text:p text:style-name="P100"><text:s text:c="8"/>"a.txt": {</text:p>
      <text:p text:style-name="P100"><text:s text:c="12"/>"m": 1418577067.0, </text:p>
      <text:p text:style-name="P100"><text:s text:c="12"/>"mtime_str": "Sun Dec 14 18:11:07 2014", </text:p>
      <text:p text:style-name="P100"><text:s text:c="12"/>"s": 56, </text:p>
      <text:p text:style-name="P100"><text:s text:c="12"/>"u": 1470730157.237687, </text:p>
      <text:p text:style-name="P100"><text:s text:c="12"/>"uploaded_str": "Tue Aug <text:s/>9 10:09:17 2016"</text:p>
      <text:p text:style-name="P100"><text:s text:c="8"/>}, </text:p>
      <text:p text:style-name="P100"><text:s text:c="8"/>"b.txt": {</text:p>
      <text:p text:style-name="P100"><text:s text:c="12"/>"m": 1418577087.0, </text:p>
      <text:p text:style-name="P100"><text:s text:c="12"/>"mtime_str": "Sun Dec 14 18:11:27 2014", </text:p>
      <text:p text:style-name="P100"><text:s text:c="12"/>"s": 69, </text:p>
      <text:p text:style-name="P100"><text:s text:c="12"/>"u": 1470730157.452889, </text:p>
      <text:p text:style-name="P100"><text:s text:c="12"/>"uploaded_str": "Tue Aug <text:s/>9 10:09:17 2016"</text:p>
      <text:p text:style-name="P100"><text:s text:c="8"/>} </text:p>
      <text:p text:style-name="P100"><text:s text:c="4"/>}, </text:p>
      <text:p text:style-name="P100"><text:s text:c="4"/>"peer_sync": {}</text:p>
      <text:p text:style-name="P100">}</text:p>
      <text:h text:style-name="Heading_20_3" text:outline-level="3"><text:bookmark-start text:name="__RefHeading___Toc1766_520408170"/>Glossary<text:bookmark-end text:name="__RefHeading___Toc1766_520408170"/></text:h>
      <text:p text:style-name="P12">We refer to these properties as <text:span text:style-name="T73">(assuming local filesystem and remote FTP server):</text:span></text:p>
      <text:p text:style-name="P13"><text:span text:style-name="T23">Local</text:span><text:span text:style-name="T22"> target:</text:span></text:p>
      <text:p text:style-name="mw_5f_glossary">size<text:span text:style-name="T45">(L)</text:span><text:tab/>Local file size as reported by the file system.</text:p>
      <text:p text:style-name="mw_5f_glossary">mtime<text:span text:style-name="T45">(L)</text:span><text:tab/>Local file modification time as reported by the file system.</text:p>
      <text:p text:style-name="mw_5f_glossary">pssize<text:tab/>Peer sync size: snapshot of size<text:span text:style-name="T58"> </text:span><text:span text:style-name="T59">at the time of last </text:span><text:span text:style-name="T60">copy operation</text:span><text:span text:style-name="T59">.<text:line-break/>(S</text:span>tored in a meta<text:span text:style-name="T57">data</text:span> file on the local target.<text:span text:style-name="T57">)</text:span></text:p>
      <text:p text:style-name="mw_5f_glossary">psmtime<text:span text:style-name="T45"><text:tab/></text:span>Peer sync <text:span text:style-name="T55">modification </text:span>time: snapshot of mtime<text:span text:style-name="T58"> </text:span><text:span text:style-name="T59">at the time of </text:span><text:span text:style-name="T61">the </text:span><text:span text:style-name="T59">last </text:span><text:span text:style-name="T60">copy operation</text:span>. <text:span text:style-name="T59">(S</text:span>tored in a meta<text:span text:style-name="T57">data</text:span> file on the local target.<text:span text:style-name="T57">)</text:span></text:p>
      <text:p text:style-name="mw_5f_glossary">ps<text:span text:style-name="T55">u</text:span>time<text:span text:style-name="T45"><text:tab/></text:span>Peer sync time: <text:span text:style-name="T74">time </text:span><text:span text:style-name="T59">of last </text:span><text:span text:style-name="T60">copy operation</text:span><text:span text:style-name="T58">. </text:span><text:span text:style-name="T59">(S</text:span>tored in a meta<text:span text:style-name="T57">data</text:span> file on the local target.<text:span text:style-name="T57">)</text:span></text:p>
      <text:p text:style-name="P107">Remote target:</text:p>
      <text:p text:style-name="P108">(pssize, psmtime, and psutime are identical to the local target.)</text:p>
      <text:p text:style-name="mw_5f_glossary"><text:span text:style-name="T3">size</text:span><text:span text:style-name="T46">(R)</text:span><text:span text:style-name="T3"><text:tab/>Remote file size as reported by the FTP server.</text:span></text:p>
      <text:p text:style-name="mw_5f_glossary"><text:soft-page-break/><text:span text:style-name="T3">mtime</text:span><text:span text:style-name="T46">(R)</text:span><text:span text:style-name="T3"><text:tab/></text:span><text:span text:style-name="T24">F</text:span><text:span text:style-name="T3">ile modification time </text:span><text:span text:style-name="T20">of the uploaded file</text:span><text:span text:style-name="T3">.<text:line-break/>Note that we store this as separate metadata on FTP servers, because FTP servers apply the upload time to all files during synchronization. </text:span><text:span text:style-name="T32">In this case mtime</text:span><text:span text:style-name="T48">(R)</text:span><text:span text:style-name="T32"> is this adjusted modification time </text:span><text:span text:style-name="T33">of the original uploaded file</text:span><text:span text:style-name="T32">.<text:line-break/></text:span><text:span text:style-name="T21">Defaults to rtime</text:span><text:span text:style-name="T47">(R)</text:span><text:span text:style-name="T21"> if no metadata is available.</text:span></text:p>
      <text:p text:style-name="mw_5f_glossary"><text:span text:style-name="T19">r</text:span><text:span text:style-name="T3">time</text:span><text:span text:style-name="T46">(R)</text:span><text:span text:style-name="T3"><text:tab/></text:span><text:span text:style-name="T20">REAL r</text:span><text:span text:style-name="T3">emote file modification time as reported by the FTP server.<text:line-break/>This value is normally </text:span><text:span text:style-name="T28">nearly </text:span><text:span text:style-name="T3">identical with </text:span><text:span text:style-name="T26">ps</text:span><text:span text:style-name="T3">utime (not mtime), because FTP servers cannot set </text:span><text:span text:style-name="T27">or copy </text:span><text:span text:style-name="T3">an explicit file time.</text:span></text:p>
      <text:h text:style-name="P127" text:outline-level="2"><text:bookmark-start text:name="__RefHeading___Toc1477_209583328"/>Classification of Entries and Pairs<text:bookmark-end text:name="__RefHeading___Toc1477_209583328"/></text:h>
      <text:p text:style-name="P26">If pyftpsync has never run <text:span text:style-name="T177">on a folder</text:span>, there will be no metadata file at all, so we can <text:span text:style-name="T178">only do a simple classification:</text:span></text:p>
      <text:p text:style-name="P95"><text:span text:style-name="T108">Existing<text:tab/>A file is </text:span><text:span text:style-name="T80">existing</text:span><text:span text:style-name="T108"> if it currently exists on the file system, </text:span><text:span text:style-name="T99">but we have no </text:span><text:span text:style-name="T96">metadata </text:span><text:span text:style-name="T99">file at all</text:span><text:span text:style-name="T94">.</text:span></text:p>
      <text:p text:style-name="P27"><text:span text:style-name="T100">If a metadata file </text:span><text:span text:style-name="T101">is available however</text:span><text:span text:style-name="T100">, we can use th</text:span><text:span text:style-name="T101">is</text:span><text:span text:style-name="T100"> information to replace the </text:span><text:span text:style-name="T101">classification</text:span><text:span text:style-name="T100"> </text:span><text:span text:style-name="T105">existing</text:span><text:span text:style-name="T100"> with a more specific one</text:span>:</text:p>
      <text:p text:style-name="P89"><text:span text:style-name="T176">Missing<text:tab/>A file is </text:span><text:span text:style-name="T82">missing</text:span><text:span text:style-name="T108"> </text:span><text:span text:style-name="T97">if </text:span><text:span text:style-name="T95">it </text:span><text:span text:style-name="T97">is</text:span><text:span text:style-name="T107"> not </text:span><text:span text:style-name="T104">existing</text:span><text:span text:style-name="T97"> </text:span><text:span text:style-name="T98">and</text:span><text:span text:style-name="T97"> we </text:span><text:span text:style-name="T98">don’t </text:span><text:span text:style-name="T97">have metadata for it.</text:span></text:p>
      <text:p text:style-name="P88"><text:span text:style-name="T93">Deleted<text:tab/>A file is </text:span><text:span text:style-name="T102">deleted</text:span><text:span text:style-name="T93"> if </text:span><text:span text:style-name="T95">it </text:span><text:span text:style-name="T93">is</text:span><text:span text:style-name="T106"> not </text:span><text:span text:style-name="T102">existing</text:span><text:span text:style-name="T93">, but we have metadata for it.</text:span></text:p>
      <text:p text:style-name="P89"><text:span text:style-name="T90">Modified<text:tab/></text:span>A file <text:span text:style-name="T90">is </text:span><text:span text:style-name="T79">modified</text:span><text:span text:style-name="T90"> if it is </text:span><text:span text:style-name="T79">existing</text:span><text:span text:style-name="T90">, has metadata, and<text:line-break/></text:span><text:span text:style-name="T109">size </text:span><text:span text:style-name="T110">≠</text:span><text:span text:style-name="T109"> pssize or mtime </text:span><text:span text:style-name="T110">≠</text:span><text:span text:style-name="T111"> </text:span><text:span text:style-name="T112">psmtime</text:span></text:p>
      <text:p text:style-name="P90"><text:span text:style-name="T93">Unmodified<text:tab/>A file is </text:span><text:span text:style-name="T102">unmodified</text:span><text:span text:style-name="T93"> if </text:span><text:span text:style-name="T95">it </text:span><text:span text:style-name="T93">is </text:span><text:span text:style-name="T102">existing</text:span><text:span text:style-name="T106">,</text:span><text:span text:style-name="T93"> </text:span><text:span text:style-name="T96">has metadata, </text:span><text:span text:style-name="T94">but </text:span><text:span text:style-name="T96">is </text:span><text:span text:style-name="T94">not </text:span><text:span text:style-name="T103">modified</text:span><text:span text:style-name="T94">.</text:span></text:p>
      <text:p text:style-name="P88"><text:span text:style-name="T93">New<text:tab/>A file is </text:span><text:span text:style-name="T102">new</text:span><text:span text:style-name="T93"> if </text:span><text:span text:style-name="T95">it </text:span><text:span text:style-name="T93">is </text:span><text:span text:style-name="T102">existing</text:span><text:span text:style-name="T93">, but we don't have metadata for it.</text:span></text:p>
      <text:p text:style-name="P28">A pair’s classification is defined by the combination of local and remote classifications. <text:line-break/>Some examples:</text:p>
      <text:p text:style-name="P104"><text:span text:style-name="T179">(</text:span><text:span text:style-name="T83">existing</text:span><text:span text:style-name="T179">, </text:span><text:span text:style-name="T84">existing</text:span><text:span text:style-name="T179">)<text:tab/>A file name was found on remote and local target. Since we don’t have a metadata file, we may need to compare the file sizes or content to find out if they are identical or if we have a conflict.</text:span></text:p>
      <text:p text:style-name="P103"><text:span text:style-name="T179">(</text:span><text:span text:style-name="T83">existing</text:span><text:span text:style-name="T179">, </text:span><text:span text:style-name="T84">None</text:span><text:span text:style-name="T179">)<text:tab/>A matching file does not exist on remote target, so we may upload the local file to remote or delete the local file.</text:span></text:p>
      <text:p text:style-name="P102">(<text:span text:style-name="T78">unmodified</text:span>, <text:span text:style-name="T78">modified</text:span>)<text:tab/><text:span text:style-name="T180">We can download the modified remote file.</text:span></text:p>
      <text:p text:style-name="P101">(<text:span text:style-name="T78">modified</text:span>, <text:span text:style-name="T78">modified</text:span>)<text:tab/><text:span text:style-name="T180">This is a conflict that we need to resolve in some way.</text:span></text:p>
      <text:p text:style-name="Standard">We can classify a pair a<text:span text:style-name="T182">s follows</text:span>:</text:p>
      <text:p text:style-name="P96"><text:span text:style-name="T134">Equal</text:span><text:span text:style-name="T133"><text:tab/>A pair of entries is </text:span><text:span text:style-name="T85">equal</text:span><text:span text:style-name="T133"> if </text:span><text:span text:style-name="T134">both are </text:span><text:span text:style-name="T85">existing</text:span><text:span text:style-name="T134"> and<text:line-break/></text:span><text:span text:style-name="T114">size</text:span><text:span text:style-name="T50">(L)</text:span><text:span text:style-name="T114"> </text:span><text:span text:style-name="T115">=</text:span><text:span text:style-name="T114"> size</text:span><text:span text:style-name="T50">(R)</text:span><text:span text:style-name="T114"> </text:span><text:span text:style-name="T115">and</text:span><text:span text:style-name="T114"> mtime</text:span><text:span text:style-name="T50">(L)</text:span><text:span text:style-name="T114"> </text:span><text:span text:style-name="T118">=</text:span><text:span text:style-name="T119"> </text:span><text:span text:style-name="T120">mtime</text:span><text:span text:style-name="T51">(R)<text:line-break/></text:span><text:span text:style-name="T67">If metadata is available, we consider it </text:span><text:span text:style-name="T70">equal</text:span><text:span text:style-name="T67"> if both entries are </text:span><text:span text:style-name="T70">unmodified</text:span><text:span text:style-name="T67">.</text:span></text:p>
      <text:p text:style-name="P97"><text:soft-page-break/><text:span text:style-name="T133">Conflict<text:tab/>A pair of entries is a </text:span><text:span text:style-name="T79">conflict</text:span><text:span text:style-name="T133"> if </text:span><text:span text:style-name="T134">both are </text:span><text:span text:style-name="T85">existing</text:span><text:span text:style-name="T134"> and<text:line-break/></text:span><text:span text:style-name="T114">size</text:span><text:span text:style-name="T50">(L)</text:span><text:span text:style-name="T114"> </text:span><text:span text:style-name="T117">≠</text:span><text:span text:style-name="T114"> size</text:span><text:span text:style-name="T50">(R)</text:span><text:span text:style-name="T114"> </text:span><text:span text:style-name="T116">or</text:span><text:span text:style-name="T114"> mtime</text:span><text:span text:style-name="T50">(L)</text:span><text:span text:style-name="T114"> </text:span><text:span text:style-name="T117">≠</text:span><text:span text:style-name="T119"> </text:span><text:span text:style-name="T120">mtime</text:span><text:span text:style-name="T51">(R)</text:span><text:span text:style-name="T133"><text:line-break/></text:span><text:span text:style-name="T67">If metadata is available, we consider it a </text:span><text:span text:style-name="T70">conflict</text:span><text:span text:style-name="T67"> </text:span><text:span text:style-name="T66">if one entry is </text:span><text:span text:style-name="T71">modified</text:span><text:span text:style-name="T66"> and the peer entry is </text:span><text:span text:style-name="T71">modified</text:span><text:span text:style-name="T66">, </text:span><text:span text:style-name="T71">new</text:span><text:span text:style-name="T66">, or </text:span><text:span text:style-name="T71">deleted</text:span><text:span text:style-name="T66">.</text:span></text:p>
      <text:p text:style-name="P98"><text:span text:style-name="T66">O</text:span><text:span text:style-name="T65">ther<text:tab/></text:span><text:span text:style-name="T68">If only one entry is modified or only one entry exists, this may result in copy operations, depending on the </text:span><text:span text:style-name="T69">synchronization</text:span><text:span text:style-name="T68"> mode.</text:span></text:p>
      <text:h text:style-name="P128" text:outline-level="2"><text:bookmark-start text:name="__RefHeading___Toc1479_209583328"/>Determining the Sync<text:span text:style-name="T184">hronization</text:span> Action<text:bookmark-end text:name="__RefHeading___Toc1479_209583328"/></text:h>
      <text:h text:style-name="P171" text:outline-level="3"><text:bookmark-start text:name="__RefHeading___Toc1878_245841295"/>Bi-Directional Syn<text:span text:style-name="T165">chronization</text:span><text:bookmark-end text:name="__RefHeading___Toc1878_245841295"/></text:h>
      <text:h text:style-name="P105" text:outline-level="4"><text:bookmark-start text:name="__RefHeading___Toc2721_408069982"/><text:span text:style-name="T185">Standard Case: M</text:span>etadata <text:span text:style-name="T181">is A</text:span>vailable<text:bookmark-end text:name="__RefHeading___Toc2721_408069982"/></text:h>
      <text:p text:style-name="P15">The synchronizer performs operations based on the preceding classification.<text:line-break/>The standard operations are listed in the following t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table:number-columns-spanned="2" office:value-type="string">
            <text:p text:style-name="P68">Sync Action</text:p>
          </table:table-cell>
          <table:covered-table-cell/>
          <table:table-cell table:style-name="Table2.C1" table:number-columns-spanned="5" office:value-type="string">
            <text:p text:style-name="P71">Remote <text:span text:style-name="T126">target</text:span></text:p>
          </table:table-cell>
          <table:covered-table-cell/>
          <table:covered-table-cell/>
          <table:covered-table-cell/>
          <table:covered-table-cell/>
        </table:table-row>
        <table:table-row>
          <table:covered-table-cell/>
          <table:covered-table-cell/>
          <table:table-cell table:style-name="Table2.C2" office:value-type="string">
            <text:p text:style-name="P78">missing</text:p>
          </table:table-cell>
          <table:table-cell table:style-name="Table2.D2" office:value-type="string">
            <text:p text:style-name="P71">new</text:p>
          </table:table-cell>
          <table:table-cell table:style-name="Table2.E2" office:value-type="string">
            <text:p text:style-name="P71">unmodified</text:p>
          </table:table-cell>
          <table:table-cell table:style-name="Table2.F2" office:value-type="string">
            <text:p text:style-name="P71">modified</text:p>
          </table:table-cell>
          <table:table-cell table:style-name="Table2.G2" office:value-type="string">
            <text:p text:style-name="P71">deleted</text:p>
          </table:table-cell>
        </table:table-row>
        <table:table-row>
          <table:table-cell table:style-name="Table2.A3" table:number-rows-spanned="5" office:value-type="string">
            <text:p text:style-name="P74">Local <text:span text:style-name="T126">target</text:span></text:p>
          </table:table-cell>
          <table:table-cell table:style-name="Table2.B3" office:value-type="string">
            <text:p text:style-name="P80">missing</text:p>
          </table:table-cell>
          <table:table-cell table:style-name="Table2.C3" office:value-type="string">
            <text:p text:style-name="P45">n.a.</text:p>
          </table:table-cell>
          <table:table-cell table:style-name="Table2.D3" office:value-type="string">
            <text:p text:style-name="P48">&lt; <text:span text:style-name="T124">C</text:span>opy <text:span text:style-name="T131">new</text:span></text:p>
          </table:table-cell>
          <table:table-cell table:style-name="Table2.E3" office:value-type="string">
            <text:p text:style-name="P48"><text:span text:style-name="T131">&lt; C</text:span>opy <text:span text:style-name="T131">new</text:span></text:p>
          </table:table-cell>
          <table:table-cell table:style-name="Table2.F3" office:value-type="string">
            <text:p text:style-name="P48">&lt; <text:span text:style-name="T124">C</text:span>opy <text:span text:style-name="T131">new</text:span></text:p>
          </table:table-cell>
          <table:table-cell table:style-name="Table2.G3" office:value-type="string">
            <text:p text:style-name="P61">Only <text:span text:style-name="T122">cleanup metadata</text:span></text:p>
          </table:table-cell>
        </table:table-row>
        <table:table-row>
          <table:covered-table-cell/>
          <table:table-cell table:style-name="Table2.B4" office:value-type="string">
            <text:p text:style-name="P74">new</text:p>
          </table:table-cell>
          <table:table-cell table:style-name="Table2.C4" office:value-type="string">
            <text:p text:style-name="P55">Copy <text:span text:style-name="T165">new </text:span>&gt;</text:p>
          </table:table-cell>
          <table:table-cell table:style-name="Table2.D4" office:value-type="string">
            <text:p text:style-name="P64">(1) Need compare</text:p>
          </table:table-cell>
          <table:table-cell table:style-name="Table2.E4" office:value-type="string">
            <text:p text:style-name="P64">(1) Need compare</text:p>
          </table:table-cell>
          <table:table-cell table:style-name="Table2.F4" office:value-type="string">
            <text:p text:style-name="P43"><text:span text:style-name="T173">(2) Potential c</text:span>onflict</text:p>
          </table:table-cell>
          <table:table-cell table:style-name="Table2.G4" office:value-type="string">
            <text:p text:style-name="P42"><text:span text:style-name="T127">C</text:span>onflict</text:p>
          </table:table-cell>
        </table:table-row>
        <table:table-row>
          <table:covered-table-cell/>
          <table:table-cell table:style-name="Table2.B5" office:value-type="string">
            <text:p text:style-name="P75">unmodified</text:p>
          </table:table-cell>
          <table:table-cell table:style-name="Table2.C5" office:value-type="string">
            <text:p text:style-name="P52"><text:span text:style-name="T123">C</text:span>opy <text:span text:style-name="T165">new &gt;</text:span></text:p>
          </table:table-cell>
          <table:table-cell table:style-name="Table2.D5" office:value-type="string">
            <text:p text:style-name="P64">(1) Need compare</text:p>
          </table:table-cell>
          <table:table-cell table:style-name="Table2.E5" office:value-type="string">
            <text:p text:style-name="P86">(1) Need compare<text:span text:style-name="T175">(*)</text:span></text:p>
          </table:table-cell>
          <table:table-cell table:style-name="Table2.F5" office:value-type="string">
            <text:p text:style-name="P53">&lt; <text:span text:style-name="T165">Replace</text:span> <text:span text:style-name="T131">modified</text:span></text:p>
          </table:table-cell>
          <table:table-cell table:style-name="Table2.G5" office:value-type="string">
            <text:p text:style-name="P53">&lt; <text:span text:style-name="T125">D</text:span>elete <text:span text:style-name="T165">missing</text:span></text:p>
          </table:table-cell>
        </table:table-row>
        <table:table-row>
          <table:covered-table-cell/>
          <table:table-cell table:style-name="Table2.B6" office:value-type="string">
            <text:p text:style-name="P74">modified</text:p>
          </table:table-cell>
          <table:table-cell table:style-name="Table2.C6" office:value-type="string">
            <text:p text:style-name="P54">Copy <text:span text:style-name="T131">new </text:span>&gt;</text:p>
          </table:table-cell>
          <table:table-cell table:style-name="Table2.D6" office:value-type="string">
            <text:p text:style-name="P42"><text:span text:style-name="T173">(2) Potential c</text:span>onflict</text:p>
          </table:table-cell>
          <table:table-cell table:style-name="Table2.E6" office:value-type="string">
            <text:p text:style-name="P55"><text:span text:style-name="T165">Replace</text:span> <text:span text:style-name="T131">modified </text:span>&gt;</text:p>
          </table:table-cell>
          <table:table-cell table:style-name="Table2.F6" office:value-type="string">
            <text:p text:style-name="P41"><text:span text:style-name="T127">C</text:span>onflict</text:p>
          </table:table-cell>
          <table:table-cell table:style-name="Table2.G6" office:value-type="string">
            <text:p text:style-name="P42"><text:span text:style-name="T127">C</text:span>onflict</text:p>
          </table:table-cell>
        </table:table-row>
        <table:table-row>
          <table:covered-table-cell/>
          <table:table-cell table:style-name="Table2.B7" office:value-type="string">
            <text:p text:style-name="P74">deleted</text:p>
          </table:table-cell>
          <table:table-cell table:style-name="Table2.C7" office:value-type="string">
            <text:p text:style-name="P59">Only <text:span text:style-name="T122">cleanup metadata</text:span></text:p>
          </table:table-cell>
          <table:table-cell table:style-name="Table2.D7" office:value-type="string">
            <text:p text:style-name="P42"><text:span text:style-name="T127">C</text:span>onflict</text:p>
          </table:table-cell>
          <table:table-cell table:style-name="Table2.E7" office:value-type="string">
            <text:p text:style-name="P59">Delete <text:span text:style-name="T165">missing </text:span>&gt;</text:p>
          </table:table-cell>
          <table:table-cell table:style-name="Table2.F7" office:value-type="string">
            <text:p text:style-name="P42"><text:span text:style-name="T127">C</text:span>onflict</text:p>
          </table:table-cell>
          <table:table-cell table:style-name="Table2.G7" office:value-type="string">
            <text:p text:style-name="P60">Only <text:span text:style-name="T122">cleanup metadata</text:span></text:p>
          </table:table-cell>
        </table:table-row>
      </table:table>
      <text:p text:style-name="P23"/>
      <text:p text:style-name="P91">(1)<text:tab/>Compare mtime of source and target.<text:line-break/><text:span text:style-name="T113">mtime</text:span><text:span text:style-name="T49">(L)</text:span><text:span text:style-name="T113"> &lt; mtime</text:span><text:span text:style-name="T49">(R)</text:span><text:span text:style-name="T172"> → Use remote file<text:line-break/></text:span><text:span text:style-name="T113">mtime</text:span><text:span text:style-name="T49">(L)</text:span><text:span text:style-name="T113"> &gt; mtime</text:span><text:span text:style-name="T49">(R)</text:span><text:span text:style-name="T172"> → Use local file<text:line-break/></text:span><text:span text:style-name="T113">mtime</text:span><text:span text:style-name="T49">(L)</text:span><text:span text:style-name="T113"> == mtime</text:span><text:span text:style-name="T49">(R)</text:span><text:span text:style-name="T62"> and size</text:span><text:span text:style-name="T49">(L)</text:span><text:span text:style-name="T62"> == size</text:span><text:span text:style-name="T49">(R)</text:span><text:span text:style-name="T172"> → Nothing to do<text:line-break/></text:span><text:span text:style-name="T113">mtime</text:span><text:span text:style-name="T49">(L)</text:span><text:span text:style-name="T113"> == mtime</text:span><text:span text:style-name="T49">(R)</text:span><text:span text:style-name="T62"> and size</text:span><text:span text:style-name="T49">(L)</text:span><text:span text:style-name="T62"> </text:span><text:span text:style-name="T64">≠</text:span><text:span text:style-name="T62"> size</text:span><text:span text:style-name="T49">(R)</text:span><text:span text:style-name="T172"> → </text:span><text:span text:style-name="T128">Conflict</text:span><text:span text:style-name="T172">.</text:span></text:p>
      <text:p text:style-name="P94">(*)<text:tab/><text:span text:style-name="T130">TODO: </text:span>This should not be possible?</text:p>
      <text:p text:style-name="P91"><text:span text:style-name="T173">(2)<text:tab/>Same as (1) but if the file that we would replace has status </text:span><text:span text:style-name="T81">modified</text:span><text:span text:style-name="T173">, we treat this as </text:span><text:span text:style-name="T129">Conflict</text:span><text:span text:style-name="T173">.</text:span></text:p>
      <text:p text:style-name="P21">Additional options may be passed to modify the behavior:</text:p>
      <text:list xml:id="list1585199655" text:style-name="L6">
        <text:list-item>
          <text:p text:style-name="P147"><text:span text:style-name="mw_5f_inline_5f_code">--resolve</text:span>: Define a resolving strategy <text:span text:style-name="T173">for conflicted pairs</text:span> (skip, ask, use local, use remote, use newer, use older).</text:p>
        </text:list-item>
      </text:list>
      <text:h text:style-name="P110" text:outline-level="4"><text:bookmark-start text:name="__RefHeading___Toc2969_408069982"/><text:span text:style-name="T185">Special Case: </text:span>No <text:span text:style-name="T184">M</text:span>etadata <text:span text:style-name="T184">A</text:span>vailable<text:bookmark-end text:name="__RefHeading___Toc2969_408069982"/></text:h>
      <text:p text:style-name="P29"><text:span text:style-name="T183">I</text:span>f pyftpsync is run for the first time, or if a new folder was created by a user <text:span text:style-name="T183">since last sync, we don’t have metadata available. All we know is that an entry is </text:span><text:span text:style-name="T86">existing</text:span><text:span text:style-name="T183"> or not. This limits the number of possible classifications:</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table:number-columns-spanned="2" office:value-type="string">
            <text:p text:style-name="P70">Sync Action</text:p>
          </table:table-cell>
          <table:covered-table-cell/>
          <table:table-cell table:style-name="Table3.C1" table:number-columns-spanned="2" office:value-type="string">
            <text:p text:style-name="P73">Remote <text:span text:style-name="T126">target</text:span></text:p>
          </table:table-cell>
          <table:covered-table-cell/>
        </table:table-row>
        <table:table-row>
          <table:covered-table-cell/>
          <table:covered-table-cell/>
          <table:table-cell table:style-name="Table3.C2" office:value-type="string">
            <text:p text:style-name="P82">None</text:p>
          </table:table-cell>
          <table:table-cell table:style-name="Table3.D2" office:value-type="string">
            <text:p text:style-name="P82">existing</text:p>
          </table:table-cell>
        </table:table-row>
        <table:table-row>
          <table:table-cell table:style-name="Table3.A3" table:number-rows-spanned="2" office:value-type="string">
            <text:p text:style-name="P77">Local <text:span text:style-name="T126">target</text:span></text:p>
          </table:table-cell>
          <table:table-cell table:style-name="Table3.B3" office:value-type="string">
            <text:p text:style-name="P83">None</text:p>
          </table:table-cell>
          <table:table-cell table:style-name="Table3.C3" office:value-type="string">
            <text:p text:style-name="P47">n.a.</text:p>
          </table:table-cell>
          <table:table-cell table:style-name="Table3.D3" office:value-type="string">
            <text:p text:style-name="P50">&lt; <text:span text:style-name="T124">C</text:span>opy <text:span text:style-name="T131">new</text:span></text:p>
          </table:table-cell>
        </table:table-row>
        <table:table-row>
          <table:covered-table-cell/>
          <table:table-cell table:style-name="Table3.B4" office:value-type="string">
            <text:p text:style-name="P83">existing</text:p>
          </table:table-cell>
          <table:table-cell table:style-name="Table3.C4" office:value-type="string">
            <text:p text:style-name="P57">Copy <text:span text:style-name="T165">new </text:span>&gt;</text:p>
          </table:table-cell>
          <table:table-cell table:style-name="Table3.D4" office:value-type="string">
            <text:p text:style-name="P66">(1) Need compare</text:p>
          </table:table-cell>
        </table:table-row>
      </table:table>
      <text:p text:style-name="P25"/>
      <text:p text:style-name="P93">(1)<text:tab/>Compare mtime of source and target.<text:line-break/><text:span text:style-name="T113">mtime</text:span><text:span text:style-name="T49">(L)</text:span><text:span text:style-name="T113"> &lt; mtime</text:span><text:span text:style-name="T49">(R)</text:span><text:span text:style-name="T172"> → Use remote file<text:line-break/></text:span><text:span text:style-name="T113">mtime</text:span><text:span text:style-name="T49">(L)</text:span><text:span text:style-name="T113"> &gt; mtime</text:span><text:span text:style-name="T49">(R)</text:span><text:span text:style-name="T172"> → Use local file<text:line-break/></text:span><text:span text:style-name="T113">mtime</text:span><text:span text:style-name="T49">(L)</text:span><text:span text:style-name="T113"> == mtime</text:span><text:span text:style-name="T49">(R)</text:span><text:span text:style-name="T62"> and size</text:span><text:span text:style-name="T49">(L)</text:span><text:span text:style-name="T62"> == size</text:span><text:span text:style-name="T49">(R)</text:span><text:span text:style-name="T172"> → Nothing to do<text:line-break/></text:span><text:span text:style-name="T113">mtime</text:span><text:span text:style-name="T49">(L)</text:span><text:span text:style-name="T113"> == mtime</text:span><text:span text:style-name="T49">(R)</text:span><text:span text:style-name="T62"> and size</text:span><text:span text:style-name="T49">(L)</text:span><text:span text:style-name="T62"> </text:span><text:span text:style-name="T64">≠</text:span><text:span text:style-name="T62"> size</text:span><text:span text:style-name="T49">(R)</text:span><text:span text:style-name="T172"> → </text:span><text:span text:style-name="T128">Conflict</text:span><text:span text:style-name="T172">.</text:span></text:p>
      <text:p text:style-name="P31"><text:span text:style-name="T188">The classification code will convert (</text:span><text:span text:style-name="T88">existing</text:span><text:span text:style-name="T188">, </text:span><text:span text:style-name="T88">existing</text:span><text:span text:style-name="T188">) pairs to combinations of </text:span><text:span text:style-name="T88">modified</text:span><text:span text:style-name="T188"> and </text:span><text:span text:style-name="T88">unmodified</text:span><text:span text:style-name="T188">, such that the synchronizer will handle them accordingly</text:span>.</text:p>
      <text:h text:style-name="P106" text:outline-level="4"><text:bookmark-start text:name="__RefHeading___Toc2723_408069982"/><text:span text:style-name="T185">Special Case: </text:span>Directories<text:bookmark-end text:name="__RefHeading___Toc2723_408069982"/></text:h>
      <text:p text:style-name="P30">A directory is an entry, so we may have metadata available to decide whether it was created or removed since last sync.</text:p>
      <text:p text:style-name="P16"><text:span text:style-name="T186">However we don’t know if it was </text:span><text:span text:style-name="T87">modified</text:span><text:span text:style-name="T186">, because there is no meaningful </text:span><text:span text:style-name="T121">mtime</text:span><text:span text:style-name="T186"> or </text:span><text:span text:style-name="T63">size</text:span><text:span text:style-name="T186"> value. Figuring out would require a deep traversal, which we currently do not do for performance reasons. Instead we consider directories </text:span><text:span text:style-name="T87">unmodified,</text:span><text:span text:style-name="T186"> so we will </text:span><text:span text:style-name="T189">not</text:span><text:span text:style-name="T186"> detect conflicts when a folder was deleted on one target and modified on the peer.<text:line-break/>We </text:span><text:span text:style-name="T189">do</text:span><text:span text:style-name="T186"> detect changes and conflicts of child entries, since we will traverse folder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table:number-columns-spanned="2" office:value-type="string">
            <text:p text:style-name="P69">Sync Action</text:p>
          </table:table-cell>
          <table:covered-table-cell/>
          <table:table-cell table:style-name="Table4.C1" table:number-columns-spanned="4" office:value-type="string">
            <text:p text:style-name="P72">Remote <text:span text:style-name="T126">target</text:span></text:p>
          </table:table-cell>
          <table:covered-table-cell/>
          <table:covered-table-cell/>
          <table:covered-table-cell/>
        </table:table-row>
        <table:table-row>
          <table:covered-table-cell/>
          <table:covered-table-cell/>
          <table:table-cell table:style-name="Table4.C2" office:value-type="string">
            <text:p text:style-name="P79">missing</text:p>
          </table:table-cell>
          <table:table-cell table:style-name="Table4.D2" office:value-type="string">
            <text:p text:style-name="P72">new</text:p>
          </table:table-cell>
          <table:table-cell table:style-name="Table4.E2" office:value-type="string">
            <text:p text:style-name="P84">unmodified</text:p>
          </table:table-cell>
          <table:table-cell table:style-name="Table4.F2" office:value-type="string">
            <text:p text:style-name="P72">deleted</text:p>
          </table:table-cell>
        </table:table-row>
        <table:table-row>
          <table:table-cell table:style-name="Table4.A3" table:number-rows-spanned="4" office:value-type="string">
            <text:p text:style-name="P76">Local <text:span text:style-name="T126">target</text:span></text:p>
          </table:table-cell>
          <table:table-cell table:style-name="Table4.B3" office:value-type="string">
            <text:p text:style-name="P81">missing</text:p>
          </table:table-cell>
          <table:table-cell table:style-name="Table4.C3" office:value-type="string">
            <text:p text:style-name="P46">n.a.</text:p>
          </table:table-cell>
          <table:table-cell table:style-name="Table4.D3" office:value-type="string">
            <text:p text:style-name="P49">&lt; <text:span text:style-name="T124">C</text:span>opy <text:span text:style-name="T131">new</text:span></text:p>
          </table:table-cell>
          <table:table-cell table:style-name="Table4.E3" office:value-type="string">
            <text:p text:style-name="P51">&lt; <text:span text:style-name="T124">C</text:span>opy <text:span text:style-name="T131">new</text:span></text:p>
          </table:table-cell>
          <table:table-cell table:style-name="Table4.F3" office:value-type="string">
            <text:p text:style-name="P62">Only <text:span text:style-name="T122">cleanup metadata</text:span></text:p>
          </table:table-cell>
        </table:table-row>
        <table:table-row>
          <table:covered-table-cell/>
          <table:table-cell table:style-name="Table4.B4" office:value-type="string">
            <text:p text:style-name="P76">new</text:p>
          </table:table-cell>
          <table:table-cell table:style-name="Table4.C4" office:value-type="string">
            <text:p text:style-name="P56">Copy <text:span text:style-name="T165">new </text:span>&gt;</text:p>
          </table:table-cell>
          <table:table-cell table:style-name="Table4.D4" office:value-type="string">
            <text:p text:style-name="P65">(1) N<text:span text:style-name="T190">othing to do</text:span></text:p>
          </table:table-cell>
          <table:table-cell table:style-name="Table4.E4" office:value-type="string">
            <text:p text:style-name="P67">(1) N<text:span text:style-name="T190">othing to do</text:span></text:p>
          </table:table-cell>
          <table:table-cell table:style-name="Table4.F4" office:value-type="string">
            <text:p text:style-name="P44"><text:span text:style-name="T127">C</text:span>onflict</text:p>
          </table:table-cell>
        </table:table-row>
        <table:table-row>
          <table:covered-table-cell/>
          <table:table-cell table:style-name="Table4.B5" office:value-type="string">
            <text:p text:style-name="P85">unmodified</text:p>
          </table:table-cell>
          <table:table-cell table:style-name="Table4.C5" office:value-type="string">
            <text:p text:style-name="P58">Copy <text:span text:style-name="T165">new </text:span>&gt;</text:p>
          </table:table-cell>
          <table:table-cell table:style-name="Table4.D5" office:value-type="string">
            <text:p text:style-name="P39">(1) N<text:span text:style-name="T190">othing to do</text:span></text:p>
          </table:table-cell>
          <table:table-cell table:style-name="Table4.E5" office:value-type="string">
            <text:p text:style-name="P39">(1) N<text:span text:style-name="T190">othing to do</text:span></text:p>
          </table:table-cell>
          <table:table-cell table:style-name="Table4.F5" office:value-type="string">
            <text:p text:style-name="P63">&lt; Delete local</text:p>
          </table:table-cell>
        </table:table-row>
        <table:table-row>
          <table:covered-table-cell/>
          <table:table-cell table:style-name="Table4.B6" office:value-type="string">
            <text:p text:style-name="P76">deleted</text:p>
          </table:table-cell>
          <table:table-cell table:style-name="Table4.C6" office:value-type="string">
            <text:p text:style-name="P62">Only <text:span text:style-name="T122">cleanup metadata</text:span></text:p>
          </table:table-cell>
          <table:table-cell table:style-name="Table4.D6" office:value-type="string">
            <text:p text:style-name="P44"><text:span text:style-name="T127">C</text:span>onflict</text:p>
          </table:table-cell>
          <table:table-cell table:style-name="Table4.E6" office:value-type="string">
            <text:p text:style-name="P40">Delete remote &gt;</text:p>
          </table:table-cell>
          <table:table-cell table:style-name="Table4.F6" office:value-type="string">
            <text:p text:style-name="P62">Only <text:span text:style-name="T122">cleanup metadata</text:span></text:p>
          </table:table-cell>
        </table:table-row>
      </table:table>
      <text:p text:style-name="P24"/>
      <text:p text:style-name="P92">(1)<text:tab/><text:span text:style-name="T187">Nothing to do: Simply traverse child entries</text:span>.</text:p>
      <text:p text:style-name="P109"/>
      <text:h text:style-name="P175" text:outline-level="3"><text:bookmark-start text:name="__RefHeading___Toc1481_209583328"/>Upload Syn<text:span text:style-name="T165">chronization</text:span><text:bookmark-end text:name="__RefHeading___Toc1481_209583328"/></text:h>
      <text:p text:style-name="P3">Basically a subset of Bi-Directional synchronization where the local target is treated as read-only (except for writing to the metadata file .pyftpsync-meta-json).</text:p>
      <text:p text:style-name="P22">In Upload (and Download) mode we only replace files with newer versions (and only if they are not conflicted).<text:line-break/>Additional options may be passed to modify this behavior:</text:p>
      <text:list xml:id="list69981377" text:style-name="L7">
        <text:list-item>
          <text:p text:style-name="P148"><text:span text:style-name="mw_5f_inline_5f_code">--force</text:span><text:span text:style-name="T166">: always replace files on remote, even if local version is older (but still only if not conflicted).</text:span></text:p>
        </text:list-item>
        <text:list-item>
          <text:p text:style-name="P148"><text:span text:style-name="mw_5f_inline_5f_code">--delete</text:span><text:span text:style-name="T166">: remove files on remote if they don't exist on local.</text:span></text:p>
        </text:list-item>
        <text:list-item>
          <text:p text:style-name="P149"><text:span text:style-name="mw_5f_inline_5f_code">--delete-unmatched</text:span><text:span text:style-name="T166">: remove files on remote if they don't match the custom filter (implies -</text:span><text:span text:style-name="mw_5f_inline_5f_code">-delete)</text:span><text:span text:style-name="T166">.</text:span></text:p>
        </text:list-item>
        <text:list-item>
          <text:p text:style-name="P150">--resolve: provide a conflict resolution strategy.</text:p>
        </text:list-item>
      </text:list>
      <text:h text:style-name="P172" text:outline-level="3"><text:bookmark-start text:name="__RefHeading___Toc1308_787258444"/>Download Syn<text:span text:style-name="T165">chronization</text:span><text:bookmark-end text:name="__RefHeading___Toc1308_787258444"/></text:h>
      <text:p text:style-name="P3">Basically a subset of Bi-Directional synchronization where the remote target is treated as read-only.</text:p>
      <text:h text:style-name="P121" text:outline-level="1"><text:bookmark-start text:name="__RefHeading___Toc2228_1092941337"/>File System Encoding and Restrictions<text:bookmark-end text:name="__RefHeading___Toc2228_1092941337"/></text:h>
      <text:p text:style-name="P162">(<text:span text:style-name="T212">New with </text:span>v3.0.)</text:p>
      <text:p text:style-name="P34">This topic i<text:span text:style-name="T197">s known and rooted in a broken FTP specification.</text:span></text:p>
      <text:p text:style-name="P35">From <text:a xlink:type="simple" xlink:href="https://wiki.filezilla-project.org/Character_Encoding" text:style-name="Internet_20_link" text:visited-style-name="Visited_20_Internet_20_Link">https://wiki.filezilla-project.org/Character_Encoding</text:a> <text:span text:style-name="T197">(2016-08-28)</text:span>: </text:p>
      <text:p text:style-name="P112">FTP is a rather old protocol and things we take for granted now were not even considered when it was designed. One of these things is support for non-English characters in filenames.<text:line-break/>When the FTP protocol was designed, computers mostly spoke English and were unable to display any non-English characters. As such, the FTP protocol was designed to be used with English characters only, namely 7-bit ASCII.</text:p>
      <text:p text:style-name="P112">The problem is that many FTP clients and servers purposely violate the FTP specifications in order to support other, non-standard character sets.<text:line-break/>Which of these character sets are used is not subject to any negotiation. For any character set in existence, you can find a server using it with no way of detecting the proper encoding.</text:p>
      <text:p text:style-name="P112">The result: non-English characters are not transferred correctly.</text:p>
      <text:p text:style-name="P112">To solve this problem, the FTP protocol has been extended in a backwards compatible way to use UTF-8 as the character set. (This solution is backwards compatible only with servers in compliance with the original specifications.)</text:p>
      <text:p text:style-name="P112">If you have problems with filenames containing any foreign characters, this can have two reasons:</text:p>
      <text:list xml:id="list227324555" text:style-name="L8">
        <text:list-item>
          <text:p text:style-name="P168">The server or client follows the original specifications by the letter and rightfully rejects those filenames</text:p>
        </text:list-item>
        <text:list-item>
          <text:p text:style-name="P168">The server or client violates the specifications and uses a custom encoding that the other party does not understand</text:p>
        </text:list-item>
      </text:list>
      <text:p text:style-name="P113">Both FileZilla Client and Server are fully compliant with the updated specifications and use UTF-8. FileZilla will not break FTP specifications by supporting non-standard encodings in order to accommodate the user.</text:p>
      <text:p text:style-name="P113">If you have problems with other clients or servers, please upgrade (or ask the server to upgrade) to FTP software capable of UTF-8 or refrain from using foreign characters. Anything else is in violation of the FTP specifications and will only work if you manually ensure that the server and client use the same character encoding (which may not even be possible).</text:p>
      <text:p text:style-name="P36"/>
      <text:p text:style-name="P37"><text:span text:style-name="T200">So w</text:span>e <text:span text:style-name="T200">assume</text:span> that </text:p>
      <text:list xml:id="list3478571958" text:style-name="L9">
        <text:list-item>
          <text:p text:style-name="P152">FTP servers store and retrieve names as binary strings (don't care about encoding).<text:line-break/><text:soft-page-break/><text:span text:style-name="T203">(</text:span><text:a xlink:type="simple" xlink:href="https://stackoverflow.com/a/3120633/19166" text:style-name="Internet_20_link" text:visited-style-name="Visited_20_Internet_20_Link"><text:span text:style-name="T203">https://stackoverflow.com/a/3120633/19166</text:span></text:a><text:span text:style-name="T203">) <text:line-break/>Modern implementations of FTP servers and clients use UTF-8. <text:line-break/>This is backwards compatible with the FTP specification in theory, since previously only 7-bit ascii was officially allowed.<text:line-break/>However it is known that some servers out there still deliver any other encoding.<text:line-break/>(</text:span><text:a xlink:type="simple" xlink:href="https://wiki.filezilla-project.org/Character_Encoding" text:style-name="Internet_20_link" text:visited-style-name="Visited_20_Internet_20_Link"><text:span text:style-name="T203">https://wiki.filezilla-project.org/Character_Encoding</text:span></text:a><text:span text:style-name="T203">)</text:span></text:p>
        </text:list-item>
        <text:list-item>
          <text:p text:style-name="P157">Even if UTF-8 is the most reasonable encoding for byte strings, ISO-8859-1 is probably the 2<text:span text:style-name="T174">nd</text:span> most <text:span text:style-name="T207">used </text:span>form that we meet (the latest HTML standard requires ISO-8859-1 to be interpreted as CP-1252). (<text:a xlink:type="simple" xlink:href="https://stackoverflow.com/a/3120633/19166" text:style-name="Internet_20_link" text:visited-style-name="Visited_20_Internet_20_Link">https://stackoverflow.com/a/3120633/19166</text:a> )<text:line-break/>So if UTF-8 decoding fails, we should assume CP-1252.<text:line-break/><text:span text:style-name="T214">This can be overridden using –</text:span><text:span text:style-name="mw_5f_inline_5f_code"><text:span text:style-name="T192">remote-encoding=</text:span></text:span><text:span text:style-name="mw_5f_inline_5f_code"><text:span text:style-name="T193">CODING.</text:span></text:span></text:p>
        </text:list-item>
        <text:list-item>
          <text:p text:style-name="P163"><text:span text:style-name="T132">File System targets</text:span></text:p>
          <text:list>
            <text:list-item>
              <text:p>On Python 2 we pass unicode paths to the os API , so we get unicode in return.</text:p>
            </text:list-item>
            <text:list-item>
              <text:p text:style-name="P158"><text:span text:style-name="T216">Local File-System-Targets use </text:span><text:span text:style-name="mw_5f_inline_5f_code">sys.getfilesystemencoding()</text:span><text:span text:style-name="T216"> as default (UTF-8 if not detectable).</text:span></text:p>
            </text:list-item>
          </text:list>
        </text:list-item>
        <text:list-item>
          <text:p text:style-name="P154">Python’<text:span text:style-name="T198">s</text:span> <text:span text:style-name="mw_5f_inline_5f_code">ftplib</text:span> </text:p>
          <text:list>
            <text:list-item>
              <text:p text:style-name="P155"><text:span text:style-name="T213">On Python 2<text:line-break/>Expects native path names (i.e. binary). If </text:span><text:span text:style-name="mw_5f_inline_5f_code">unicode</text:span><text:span text:style-name="T213"> is passed in, ASCII is always used to convert, which fails for special characters.<text:line-break/>→ We always pass already encoded binary strings to the API.<text:line-break/>The API produces native (i.e. binary) name listings, in the encoding that the server sent.<text:line-break/>→ We can immediately convert API results to unicode using utf-8/cp1252 as described above.</text:span></text:p>
            </text:list-item>
            <text:list-item>
              <text:p text:style-name="P156"><text:span text:style-name="T213">On Python 3<text:line-break/>Expects native path names (i.e. unicode). <text:line-break/>The default encoding is “latin-1”, but can be ocverridden. <text:line-break/>→ We always pass unicode to the API and set </text:span><text:span text:style-name="mw_5f_inline_5f_code"><text:span text:style-name="T208">ftplib.ftp.encoding</text:span></text:span><text:span text:style-name="T209"> </text:span><text:span text:style-name="T210">to “</text:span><text:span text:style-name="T211">utf</text:span><text:span text:style-name="T210">-8”</text:span><text:span text:style-name="T213">.<text:line-break/>API produces native (i.e. unicode) name listings, that have been decoded from the server’s binary response.<text:line-break/>→ this should work well if </text:span><text:span text:style-name="mw_5f_inline_5f_code"><text:span text:style-name="T208">ftplib.ftp.encoding</text:span></text:span><text:span text:style-name="T213"> was set correctly.</text:span></text:p>
            </text:list-item>
          </text:list>
        </text:list-item>
        <text:list-item>
          <text:p text:style-name="P164"><text:span text:style-name="T132">Metadata files</text:span></text:p>
          <text:list>
            <text:list-item>
              <text:p text:style-name="P153"><text:span text:style-name="T202">Python’s </text:span><text:span text:style-name="mw_5f_inline_5f_code">json</text:span> loader converts binary keys to unicode using <text:span text:style-name="T199">UTF-8</text:span> (needed for sorting)<text:line-break/>=&gt; this may fail for ISO-8859-1 <text:span text:style-name="T201">encoded strings.</text:span></text:p>
            </text:list-item>
          </text:list>
        </text:list-item>
        <text:list-item>
          <text:p text:style-name="P159"><text:span text:style-name="T155">Conclusions</text:span></text:p>
          <text:list>
            <text:list-item>
              <text:p text:style-name="P159"><text:soft-page-break/><text:span text:style-name="T135">I</text:span><text:span text:style-name="T132">n our code, we store all paths </text:span><text:span text:style-name="T158">in a canonical format that supports unicode characters.<text:line-break/></text:span><text:span text:style-name="T159">However, we </text:span><text:span text:style-name="T158">us</text:span><text:span text:style-name="T159">e</text:span><text:span text:style-name="T158"> the platforms native format, </text:span><text:span text:style-name="T159">so it is easier to code string operations</text:span><text:span text:style-name="T158">. This means on Python 2: </text:span><text:span text:style-name="T160">UTF</text:span><text:span text:style-name="T158">-8 encoded </text:span><text:span text:style-name="mw_5f_inline_5f_code"><text:span text:style-name="T132">str</text:span></text:span><text:span text:style-name="T158">, whereas on Python 3 it’s </text:span><text:span text:style-name="mw_5f_inline_5f_code"><text:span text:style-name="T72">unicode</text:span></text:span><text:span text:style-name="T132">.</text:span></text:p>
            </text:list-item>
            <text:list-item>
              <text:p text:style-name="P159"><text:span text:style-name="T135">The </text:span><text:span text:style-name="mw_5f_inline_5f_code"><text:span text:style-name="T132">.pyftpsync-meta.json</text:span></text:span><text:span text:style-name="T137"> files </text:span><text:span text:style-name="T160">use </text:span><text:span text:style-name="T135">UTF-8 always.<text:line-break/></text:span><text:span text:style-name="T144">We pass</text:span><text:span text:style-name="T143"> `</text:span><text:span text:style-name="mw_5f_inline_5f_code"><text:span text:style-name="T132">ensure_ascii=False</text:span></text:span><text:span text:style-name="T143">`, </text:span><text:span text:style-name="T144">so non-ascii characters </text:span><text:span text:style-name="T145">will not be escaped as </text:span><text:span text:style-name="mw_5f_inline_5f_code"><text:span text:style-name="T132">\x</text:span></text:span><text:span text:style-name="mw_5f_inline_5f_code"><text:span text:style-name="T78">NN</text:span></text:span><text:span text:style-name="T145"> or </text:span><text:span text:style-name="mw_5f_inline_5f_code"><text:span text:style-name="T132">\</text:span></text:span><text:span text:style-name="mw_5f_inline_5f_code"><text:span text:style-name="T145">u</text:span></text:span><text:span text:style-name="mw_5f_inline_5f_code"><text:span text:style-name="T78">NN</text:span></text:span><text:span text:style-name="mw_5f_inline_5f_code"><text:span text:style-name="T89">NN</text:span></text:span><text:span text:style-name="T145">.<text:line-break/></text:span><text:span text:style-name="T146">For pretty-printing we pass `</text:span><text:span text:style-name="mw_5f_inline_5f_code"><text:span text:style-name="T132">sort_</text:span></text:span><text:span text:style-name="mw_5f_inline_5f_code"><text:span text:style-name="T146">keys</text:span></text:span><text:span text:style-name="mw_5f_inline_5f_code"><text:span text:style-name="T132">=True</text:span></text:span><text:span text:style-name="T146">`. The JSON writer converts to unicode assuming UTF-8 for sorting, so passed-in </text:span><text:span text:style-name="T161">binary </text:span><text:span text:style-name="T146">strings must be encoded as UTF-8</text:span><text:span text:style-name="T138">.</text:span></text:p>
            </text:list-item>
            <text:list-item>
              <text:p text:style-name="P151"><text:span text:style-name="T204">TODO</text:span><text:span text:style-name="T148">: </text:span><text:span text:style-name="T139">If this heuristic does not work, we need to handle this exceptions and skip the node, or ask the user?<text:line-break/></text:span><text:span text:style-name="T140">Should we issue a warning instead of falling back to CP-1252 </text:span><text:span text:style-name="T141">for single files</text:span><text:span text:style-name="T140">?<text:line-break/>If the server does not send UTF-8, should we switch a CP-1252 mode altogether, i.e. also send our files in that encoding? <text:line-break/></text:span><text:span text:style-name="T151">==&gt;</text:span><text:span text:style-name="T150"> NO. It should be enough to warn/skip. User can use the encoding option then.</text:span></text:p>
            </text:list-item>
            <text:list-item>
              <text:p text:style-name="P151"><text:span text:style-name="T204">TODO</text:span><text:span text:style-name="T148">: </text:span><text:span text:style-name="T142">How should we handle the case that local uses UTF-8, and remote uses CP-1252?<text:line-break/></text:span><text:span text:style-name="T151">==&gt; we still send UTF-8 to the FTP server, so it will store it in that form.<text:line-break/>Unless </text:span><text:span text:style-name="mw_5f_inline_5f_code"><text:span text:style-name="T132">--remote-encoding</text:span></text:span><text:span text:style-name="T151"> was set otherwise.</text:span></text:p>
            </text:list-item>
          </text:list>
        </text:list-item>
      </text:list>
      <text:h text:style-name="P122" text:outline-level="1"><text:bookmark-start text:name="__RefHeading___Toc1312_787258444"/>Command Line Interface<text:bookmark-end text:name="__RefHeading___Toc1312_787258444"/></text:h>
      <text:p text:style-name="P20">The command line interface is a front end to the pyftpsync library, that adds this functionality:</text:p>
      <text:list xml:id="list3009937147" text:style-name="L11">
        <text:list-item>
          <text:p text:style-name="P160">Allow to instantiate and configure the synchronizer and targets, based on URL strings</text:p>
        </text:list-item>
        <text:list-item>
          <text:p text:style-name="P160">Allow to pass flags to configure the synchronization process <text:span text:style-name="T169">and define filter patterns</text:span></text:p>
        </text:list-item>
        <text:list-item>
          <text:p text:style-name="P160">Maintain credentials in the system keyring</text:p>
        </text:list-item>
        <text:list-item>
          <text:p text:style-name="P160">Display progress status and statisti<text:span text:style-name="T169">c</text:span>s</text:p>
        </text:list-item>
        <text:list-item>
          <text:p text:style-name="P161">Provide a dry-run mode</text:p>
        </text:list-item>
        <text:list-item>
          <text:p text:style-name="P160">Prompt for resolution if conflicts are detected</text:p>
        </text:list-item>
      </text:list>
      <text:h text:style-name="P119" text:outline-level="1"><text:bookmark-start text:name="__RefHeading___Toc2605_469076640"/>Appendix 1: Test Fixture<text:bookmark-end text:name="__RefHeading___Toc2605_469076640"/></text:h>
      <text:p text:style-name="P111">This test fixture is used by some of the unit tests.</text:p>
      <text:p text:style-name="mw_5f_code"><text:s text:c="24"/>Local <text:s text:c="10"/>Remote </text:p>
      <text:p text:style-name="mw_5f_code">------------------------------------------------------------------------------ </text:p>
      <text:p text:style-name="mw_5f_code">file1.txt <text:s text:c="14"/>12:00 <text:s text:c="10"/>12:00 <text:s text:c="7"/>(unmodified) </text:p>
      <text:p text:style-name="mw_5f_code">file2.txt <text:s text:c="14"/>13:00 <text:s text:c="10"/>12:00 </text:p>
      <text:p text:style-name="mw_5f_code">file3.txt <text:s text:c="16"/>x <text:s text:c="12"/>12:00 </text:p>
      <text:p text:style-name="mw_5f_code">file4.txt <text:s text:c="14"/>12:00 <text:s text:c="10"/>13:00 </text:p>
      <text:p text:style-name="mw_5f_code">file5.txt <text:s text:c="14"/>12:00 <text:s text:c="12"/>x </text:p>
      <text:p text:style-name="mw_5f_code">file6.txt <text:s text:c="14"/>13:00 <text:s text:c="10"/>13:00:05 <text:s text:c="4"/>CONFLICT! </text:p>
      <text:p text:style-name="mw_5f_code">file7.txt <text:s text:c="14"/>13:00:05 <text:s text:c="7"/>13:00 <text:s text:c="7"/>CONFLICT! </text:p>
      <text:p text:style-name="mw_5f_code">file8.txt <text:s text:c="16"/>x <text:s text:c="12"/>13:00 <text:s text:c="7"/>CONFLICT! </text:p>
      <text:p text:style-name="mw_5f_code">file9.txt <text:s text:c="14"/>13:00 <text:s text:c="12"/>x <text:s text:c="9"/>CONFLICT! </text:p>
      <text:p text:style-name="mw_5f_code"/>
      <text:p text:style-name="mw_5f_code">folder1/file1_1.txt <text:s text:c="4"/>12.00 <text:s text:c="10"/>12:00 <text:s text:c="7"/>(unmodified) </text:p>
      <text:p text:style-name="mw_5f_code">folder2/file2_1.txt <text:s text:c="4"/>13.00 <text:s text:c="10"/>12:00 </text:p>
      <text:p text:style-name="mw_5f_code">folder3/file3_1.txt <text:s text:c="6"/>x <text:s text:c="12"/>12:00 <text:s text:c="7"/>(folder deleted) </text:p>
      <text:p text:style-name="mw_5f_code">folder4/file4_1.txt <text:s text:c="6"/>x <text:s text:c="12"/>13:00 <text:s text:c="7"/>(*) undetected CONFLICT! </text:p>
      <text:p text:style-name="mw_5f_code">folder5/file5_1.txt <text:s text:c="4"/>12:00 <text:s text:c="10"/>13:00 </text:p>
      <text:p text:style-name="mw_5f_code">folder6/file6_1.txt <text:s text:c="4"/>12:00 <text:s text:c="12"/>x <text:s text:c="9"/>(folder deleted) </text:p>
      <text:p text:style-name="mw_5f_code">folder7/file7_1.txt <text:s text:c="4"/>13:00 <text:s text:c="12"/>x <text:s text:c="9"/>(*) undetected CONFLICT! </text:p>
      <text:p text:style-name="mw_5f_code"/>
      <text:p text:style-name="mw_5f_code">new_file1.txt <text:s text:c="10"/>13:00 <text:s text:c="12"/>- </text:p>
      <text:p text:style-name="mw_5f_code">new_file2.txt <text:s text:c="12"/>- <text:s text:c="12"/>13:00 </text:p>
      <text:p text:style-name="mw_5f_code">new_file3.txt <text:s text:c="10"/>13:00 <text:s text:c="10"/>13:00 <text:s text:c="7"/>(same size) </text:p>
      <text:p text:style-name="mw_5f_code">new_file4.txt <text:s text:c="10"/>13:00 <text:s text:c="10"/>13:00 <text:s text:c="7"/>CONFLICT! (different size) </text:p>
      <text:p text:style-name="mw_5f_code">new_file5.txt <text:s text:c="10"/>13:00 <text:s text:c="10"/>13:00:05 <text:s text:c="4"/>CONFLICT! </text:p>
      <text:p text:style-name="mw_5f_code">new_file6.txt <text:s text:c="10"/>13:00:05 <text:s text:c="7"/>13:00 <text:s text:c="7"/>CONFLICT! </text:p>
      <text:p text:style-name="mw_5f_code"/>
      <text:p text:style-name="mw_5f_code">NOTE: (*) currently conflicts are NOT detected, when a file is edited on one </text:p>
      <text:p text:style-name="mw_5f_code"><text:s text:c="8"/>target and the parent folder is removed on the peer target. </text:p>
      <text:p text:style-name="mw_5f_code"><text:s text:c="8"/>The folder will be removed on sync! </text:p>
      <text:p text:style-name="mw_5f_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tyle:font-family-generic="roman"/>
    <style:font-face style:name="Courier New1" svg:font-family="'Courier New'" style:font-family-generic="modern" style:font-pitch="fixed"/>
    <style:font-face style:name="Andale Mono" svg:font-family="'Andale Mono'" style:font-adornments="Regular" style:font-pitch="variable"/>
    <style:font-face style:name="Liberation Serif1" svg:font-family="'Liberation Serif'" style:font-pitch="variable"/>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style style:name="Salutation" style:family="paragraph" style:parent-style-name="Standard" style:class="text"/>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Signature" style:family="paragraph" style:parent-style-name="Standard" style:class="text"/>
    <style:style style:name="mw_5f_glossary" style:display-name="mw_glossary" style:family="paragraph" style:parent-style-name="Text_20_body" style:master-page-name="">
      <loext:graphic-properties draw:fill="none" draw:fill-color="#729fcf"/>
      <style:paragraph-properties fo:margin-left="3.5cm" fo:margin-right="0cm" fo:margin-top="0cm" fo:margin-bottom="0.25cm" loext:contextual-spacing="true" fo:keep-together="always" fo:text-indent="-2.499cm" style:auto-text-indent="false" style:page-number="auto" fo:background-color="transparent" style:shadow="none">
        <style:tab-stops>
          <style:tab-stop style:position="3.5cm"/>
        </style:tab-stops>
      </style:paragraph-properties>
      <style:text-properties fo:language="en" fo:country="US"/>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Marginalia" style:family="paragraph" style:parent-style-name="Text_20_body" style:class="text"/>
    <style:style style:name="Text_20_body_20_indent" style:display-name="Text body indent" style:family="paragraph" style:parent-style-name="Text_20_body" style:class="text"/>
    <style:style style:name="mw_5f_code" style:display-name="mw_code" style:family="paragraph" style:parent-style-name="Text_20_body" style:master-page-name="">
      <loext:graphic-properties draw:fill-image-width="0cm" draw:fill-image-height="0cm"/>
      <style:paragraph-properties fo:margin-left="1cm" fo:margin-right="1cm" fo:margin-top="0cm" fo:margin-bottom="0.25cm" loext:contextual-spacing="true" fo:orphans="4" fo:widows="4" fo:text-indent="0cm" style:auto-text-indent="false" style:page-number="auto" fo:padding="0.049cm" fo:border="0.06pt solid #808080" style:shadow="none" style:writing-mode="lr-tb">
        <style:tab-stops/>
      </style:paragraph-properties>
      <style:text-properties style:font-name="Courier New" fo:font-family="'Courier New'" style:font-family-generic="modern" style:font-pitch="variable" fo:font-size="9pt" fo:language="zxx" fo:country="none" officeooo:rsid="0092eb66" style:font-size-asian="9pt" style:font-size-complex="9pt"/>
    </style:style>
    <style:style style:name="Heading_20_4" style:display-name="Heading 4" style:family="paragraph" style:parent-style-name="Heading" style:default-outline-level="4" style:list-style-name="" style:class="text">
      <style:paragraph-properties style:writing-mode="lr-tb"/>
    </style:style>
    <style:style style:name="Contents_20_4" style:display-name="Contents 4" style:family="paragraph" style:parent-style-name="Index" style:default-outline-level="" style:class="index" style:master-page-name="">
      <style:paragraph-properties fo:margin-left="1.499cm" fo:margin-right="0cm" fo:text-indent="0cm" style:auto-text-indent="false" style:page-number="auto" style:writing-mode="lr-tb">
        <style:tab-stops>
          <style:tab-stop style:position="15.4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mw_5f_inline_5f_code" style:display-name="mw_inline_code" style:family="text">
      <style:text-properties style:font-name="Andale Mono" fo:font-family="'Andale Mono'" style:font-style-name="Regular" style:font-pitch="variable" fo:font-size="10pt" fo:language="zxx" fo:country="none" officeooo:rsid="00b9bbe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075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text:file-name text:display="name-and-extension">pyftpsync-spec.odt</text:file-name><text:tab/><text:tab/><text:date style:data-style-name="N84" text:date-value="2019-03-05T13:19:28.868999881">2019-03-05</text:date></text:p>
      </style:header>
      <style:footer>
        <text:p text:style-name="Footer"><text:tab/><text:tab/><text:span text:style-name="MT1">Page </text:span><text:page-number text:select-page="current">16</text:page-number><text:s/><text:span text:style-name="MT1">of </text:span><text:page-count>16</text:page-count></text:p>
      </style:footer>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6T20:29:40.605146000</meta:creation-date>
    <dc:date>2019-03-05T13:19:28.658000000</dc:date>
    <meta:editing-duration>P6DT19H32M49S</meta:editing-duration>
    <meta:editing-cycles>337</meta:editing-cycles>
    <meta:generator>LibreOffice/6.1.3.2$Windows_X86_64 LibreOffice_project/86daf60bf00efa86ad547e59e09d6bb77c699acb</meta:generator>
    <meta:document-statistic meta:table-count="3" meta:image-count="0" meta:object-count="0" meta:page-count="16" meta:paragraph-count="346" meta:word-count="3580" meta:character-count="23317" meta:non-whitespace-character-count="18982"/>
  </office:meta>
</office:document-meta>
</file>